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9.149cm" table:align="left"/>
    </style:style>
    <style:style style:name="Tableau1.A" style:family="table-column">
      <style:table-column-properties style:column-width="0.67cm"/>
    </style:style>
    <style:style style:name="Tableau1.B" style:family="table-column">
      <style:table-column-properties style:column-width="2.826cm"/>
    </style:style>
    <style:style style:name="Tableau1.D" style:family="table-column">
      <style:table-column-properties style:column-width="2.828cm"/>
    </style:style>
    <style:style style:name="Tableau1.1" style:family="table-row">
      <style:table-row-properties style:min-row-height="0.7cm"/>
    </style:style>
    <style:style style:name="Tableau1.A1" style:family="table-cell">
      <style:table-cell-properties style:vertical-align="middle" fo:padding-left="0cm" fo:padding-right="0.101cm" fo:padding-top="0.101cm" fo:padding-bottom="0.101cm" fo:border="none"/>
    </style:style>
    <style:style style:name="Tableau1.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add9e0" fo:padding="0.097cm" fo:border="0.5pt solid #000000">
        <style:background-image/>
      </style:table-cell-properties>
    </style:style>
    <style:style style:name="Tableau1.A2" style:family="table-cell">
      <style:table-cell-properties fo:padding-left="0cm" fo:padding-right="0.101cm" fo:padding-top="0.101cm" fo:padding-bottom="0.101cm" fo:border="none"/>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1.A3" style:family="table-cell">
      <style:table-cell-properties fo:padding-left="0cm" fo:padding-right="0.101cm" fo:padding-top="0.101cm" fo:padding-bottom="0.101cm" fo:border="none"/>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0.5pt solid #000000" fo:border-top="none" fo:border-bottom="0.5pt solid #000000"/>
    </style:style>
    <style:style style:name="Tableau1.A4" style:family="table-cell">
      <style:table-cell-properties fo:padding-left="0cm" fo:padding-right="0.101cm" fo:padding-top="0.101cm" fo:padding-bottom="0.101cm" fo:border="none"/>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0.5pt solid #000000" fo:border-top="none" fo:border-bottom="0.5pt solid #000000"/>
    </style:style>
    <style:style style:name="Tableau2" style:family="table">
      <style:table-properties style:width="9.149cm" table:align="left"/>
    </style:style>
    <style:style style:name="Tableau2.A" style:family="table-column">
      <style:table-column-properties style:column-width="0.67cm"/>
    </style:style>
    <style:style style:name="Tableau2.B" style:family="table-column">
      <style:table-column-properties style:column-width="1.699cm"/>
    </style:style>
    <style:style style:name="Tableau2.C" style:family="table-column">
      <style:table-column-properties style:column-width="1.693cm"/>
    </style:style>
    <style:style style:name="Tableau2.D" style:family="table-column">
      <style:table-column-properties style:column-width="1.695cm"/>
    </style:style>
    <style:style style:name="Tableau2.F" style:family="table-column">
      <style:table-column-properties style:column-width="1.697cm"/>
    </style:style>
    <style:style style:name="Tableau2.1" style:family="table-row">
      <style:table-row-properties style:row-height="0.7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cm" fo:padding-right="0.101cm" fo:padding-top="0.101cm" fo:padding-bottom="0.101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add9e0" fo:padding="0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add9e0" fo:padding="0cm" fo:border="0.5pt solid #000000">
        <style:background-image/>
      </style:table-cell-properties>
    </style:style>
    <style:style style:name="Tableau2.2" style:family="table-row">
      <style:table-row-properties style:row-height="0.801cm"/>
    </style:style>
    <style:style style:name="Tableau2.B2" style:family="table-cell" style:data-style-name="N0">
      <style:table-cell-properties style:vertical-align="middle" fo:padding="0cm" fo:border-left="0.5pt solid #000000" fo:border-right="none" fo:border-top="none" fo:border-bottom="0.5pt solid #000000"/>
    </style:style>
    <style:style style:name="Tableau2.C2" style:family="table-cell" style:data-style-name="N0">
      <style:table-cell-properties style:vertical-align="middle" fo:padding="0cm" fo:border-left="0.5pt solid #000000" fo:border-right="none" fo:border-top="none" fo:border-bottom="0.5pt solid #000000"/>
    </style:style>
    <style:style style:name="Tableau2.D2" style:family="table-cell" style:data-style-name="N0">
      <style:table-cell-properties style:vertical-align="middle" fo:padding="0cm" fo:border-left="0.5pt solid #000000" fo:border-right="none" fo:border-top="none" fo:border-bottom="0.5pt solid #000000"/>
    </style:style>
    <style:style style:name="Tableau2.E2" style:family="table-cell" style:data-style-name="N0">
      <style:table-cell-properties style:vertical-align="middle" fo:padding="0cm" fo:border-left="0.5pt solid #000000" fo:border-right="none" fo:border-top="none" fo:border-bottom="0.5pt solid #000000"/>
    </style:style>
    <style:style style:name="Tableau2.F2" style:family="table-cell" style:data-style-name="N0">
      <style:table-cell-properties style:vertical-align="middle" fo:padding="0cm" fo:border-left="0.5pt solid #000000" fo:border-right="0.5pt solid #000000" fo:border-top="none" fo:border-bottom="0.5pt solid #000000"/>
    </style:style>
    <style:style style:name="Tableau2.B3" style:family="table-cell" style:data-style-name="N0">
      <style:table-cell-properties style:vertical-align="middle" fo:padding="0cm" fo:border-left="0.5pt solid #000000" fo:border-right="none" fo:border-top="none" fo:border-bottom="0.5pt solid #000000"/>
    </style:style>
    <style:style style:name="Tableau2.C3" style:family="table-cell" style:data-style-name="N0">
      <style:table-cell-properties style:vertical-align="middle" fo:padding="0cm" fo:border-left="0.5pt solid #000000" fo:border-right="none" fo:border-top="none" fo:border-bottom="0.5pt solid #000000"/>
    </style:style>
    <style:style style:name="Tableau2.D3" style:family="table-cell" style:data-style-name="N0">
      <style:table-cell-properties style:vertical-align="middle" fo:padding="0cm" fo:border-left="0.5pt solid #000000" fo:border-right="none" fo:border-top="none" fo:border-bottom="0.5pt solid #000000"/>
    </style:style>
    <style:style style:name="Tableau2.E3" style:family="table-cell" style:data-style-name="N0">
      <style:table-cell-properties style:vertical-align="middle" fo:padding="0cm" fo:border-left="0.5pt solid #000000" fo:border-right="none" fo:border-top="none" fo:border-bottom="0.5pt solid #000000"/>
    </style:style>
    <style:style style:name="Tableau2.F3" style:family="table-cell" style:data-style-name="N0">
      <style:table-cell-properties style:vertical-align="middle" fo:padding="0cm" fo:border-left="0.5pt solid #000000" fo:border-right="0.5pt solid #000000" fo:border-top="none" fo:border-bottom="0.5pt solid #000000"/>
    </style:style>
    <style:style style:name="Tableau2.B4" style:family="table-cell" style:data-style-name="N0">
      <style:table-cell-properties style:vertical-align="middle" fo:padding="0cm" fo:border-left="0.5pt solid #000000" fo:border-right="none" fo:border-top="none" fo:border-bottom="0.5pt solid #000000"/>
    </style:style>
    <style:style style:name="Tableau2.C4" style:family="table-cell">
      <style:table-cell-properties style:vertical-align="middle" fo:padding="0cm" fo:border-left="0.5pt solid #000000" fo:border-right="none" fo:border-top="none" fo:border-bottom="0.5pt solid #000000"/>
    </style:style>
    <style:style style:name="Tableau2.D4" style:family="table-cell" style:data-style-name="N0">
      <style:table-cell-properties style:vertical-align="middle" fo:padding="0cm" fo:border-left="0.5pt solid #000000" fo:border-right="none" fo:border-top="none" fo:border-bottom="0.5pt solid #000000"/>
    </style:style>
    <style:style style:name="Tableau2.E4" style:family="table-cell" style:data-style-name="N0">
      <style:table-cell-properties style:vertical-align="middle" fo:padding="0cm" fo:border-left="0.5pt solid #000000" fo:border-right="none" fo:border-top="none" fo:border-bottom="0.5pt solid #000000"/>
    </style:style>
    <style:style style:name="Tableau2.F4" style:family="table-cell" style:data-style-name="N0">
      <style:table-cell-properties style:vertical-align="middle" fo:padding="0cm" fo:border-left="0.5pt solid #000000" fo:border-right="0.5pt solid #000000" fo:border-top="none" fo:border-bottom="0.5pt solid #000000"/>
    </style:style>
    <style:style style:name="Tableau2.B5" style:family="table-cell" style:data-style-name="N0">
      <style:table-cell-properties style:vertical-align="middle" fo:padding="0cm" fo:border-left="0.5pt solid #000000" fo:border-right="none" fo:border-top="none" fo:border-bottom="0.5pt solid #000000"/>
    </style:style>
    <style:style style:name="Tableau2.C5" style:family="table-cell" style:data-style-name="N0">
      <style:table-cell-properties style:vertical-align="middle" fo:padding="0cm" fo:border-left="0.5pt solid #000000" fo:border-right="none" fo:border-top="none" fo:border-bottom="0.5pt solid #000000"/>
    </style:style>
    <style:style style:name="Tableau2.D5" style:family="table-cell" style:data-style-name="N0">
      <style:table-cell-properties style:vertical-align="middle" fo:padding="0cm" fo:border-left="0.5pt solid #000000" fo:border-right="none" fo:border-top="none" fo:border-bottom="0.5pt solid #000000"/>
    </style:style>
    <style:style style:name="Tableau2.E5" style:family="table-cell" style:data-style-name="N0">
      <style:table-cell-properties style:vertical-align="middle" fo:padding="0cm" fo:border-left="0.5pt solid #000000" fo:border-right="none" fo:border-top="none" fo:border-bottom="0.5pt solid #000000"/>
    </style:style>
    <style:style style:name="Tableau2.F5" style:family="table-cell" style:data-style-name="N0">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da2af"/>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fo:font-size="16pt" fo:letter-spacing="-0.007cm" officeooo:rsid="003bede3" officeooo:paragraph-rsid="003bede3" style:font-size-asian="16pt" style:font-size-complex="16pt"/>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paragraph-properties fo:margin-top="0cm" fo:margin-bottom="0cm" loext:contextual-spacing="false" style:line-height-at-least="0.801cm"/>
      <style:text-properties officeooo:paragraph-rsid="0035b111"/>
    </style:style>
    <style:style style:name="P27" style:family="paragraph" style:parent-style-name="_5f_Paragraphe_20_livret_20_">
      <style:paragraph-properties fo:margin-top="0cm" fo:margin-bottom="0cm" loext:contextual-spacing="false" fo:text-align="center" style:justify-single-word="false"/>
      <style:text-properties officeooo:paragraph-rsid="0035b111"/>
    </style:style>
    <style:style style:name="P28" style:family="paragraph" style:parent-style-name="_5f_Paragraphe_20_livret_20_">
      <style:paragraph-properties fo:margin-top="0cm" fo:margin-bottom="0cm" loext:contextual-spacing="false" fo:text-align="center" style:justify-single-word="false"/>
      <style:text-properties fo:font-size="9pt" fo:font-weight="bold" officeooo:paragraph-rsid="0035b111" style:font-size-asian="9pt" style:font-weight-asian="bold" style:font-size-complex="9pt" style:font-weight-complex="bold"/>
    </style:style>
    <style:style style:name="P29"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30" style:family="paragraph" style:parent-style-name="FILET_5f_POINTILLES">
      <style:paragraph-properties fo:margin-top="0cm" fo:margin-bottom="0cm" loext:contextual-spacing="false" style:line-height-at-least="0.801cm"/>
      <style:text-properties officeooo:paragraph-rsid="00411290"/>
    </style:style>
    <style:style style:name="P31" style:family="paragraph" style:parent-style-name="FILET_5f_POINTILLES">
      <style:paragraph-properties fo:margin-top="0cm" fo:margin-bottom="0cm" loext:contextual-spacing="false" style:line-height-at-least="0.801cm"/>
      <style:text-properties fo:font-weight="normal" officeooo:paragraph-rsid="00411290" style:font-weight-asian="normal" style:font-weight-complex="normal"/>
    </style:style>
    <style:style style:name="P32" style:family="paragraph" style:parent-style-name="FILET_5f_POINTILLES">
      <style:paragraph-properties fo:margin-top="0cm" fo:margin-bottom="0cm" loext:contextual-spacing="false" style:line-height-at-least="0.75cm"/>
      <style:text-properties fo:font-size="10pt" fo:font-style="normal" officeooo:paragraph-rsid="00411290" style:font-size-asian="10pt" style:font-style-asian="normal" style:font-size-complex="10pt" style:font-style-complex="normal"/>
    </style:style>
    <style:style style:name="P33" style:family="paragraph" style:parent-style-name="FILET_5f_POINTILLES">
      <style:paragraph-properties fo:margin-top="0cm" fo:margin-bottom="0cm" loext:contextual-spacing="false" style:line-height-at-least="0.75cm"/>
      <style:text-properties officeooo:paragraph-rsid="00411290"/>
    </style:style>
    <style:style style:name="P34" style:family="paragraph" style:parent-style-name="_5f_Paragraphe_20_livret_20_">
      <loext:graphic-properties draw:fill="none" draw:fill-color="#66ffff" draw:opacity="100%" draw:fill-image-width="0cm" draw:fill-image-height="0cm"/>
      <style:paragraph-properties fo:background-color="transparent"/>
      <style:text-properties fo:font-size="10pt" officeooo:paragraph-rsid="003e8e82" style:font-size-asian="10pt" style:font-size-complex="10pt"/>
    </style:style>
    <style:style style:name="P35" style:family="paragraph" style:parent-style-name="_5f_Paragraphe_20_livret_20_">
      <style:paragraph-properties fo:text-align="center" style:justify-single-word="false"/>
      <style:text-properties fo:font-size="9pt" fo:font-weight="bold" officeooo:paragraph-rsid="0035b111" style:font-size-asian="9pt" style:font-weight-asian="bold" style:font-size-complex="9pt" style:font-weight-complex="bold"/>
    </style:style>
    <style:style style:name="P36" style:family="paragraph" style:parent-style-name="_5f_Paragraphe_20_livret_20_">
      <style:paragraph-properties fo:text-align="center" style:justify-single-word="false"/>
      <style:text-properties fo:font-size="9pt" officeooo:paragraph-rsid="0035b111" style:font-size-asian="9pt" style:font-size-complex="9pt"/>
    </style:style>
    <style:style style:name="P37" style:family="paragraph" style:parent-style-name="_5f_Paragraphe_20_livret_20_" style:master-page-name="">
      <loext:graphic-properties draw:fill="none" draw:fill-color="#66ffff" draw:opacity="100%" draw:fill-image-width="0cm" draw:fill-image-height="0cm"/>
      <style:paragraph-properties style:page-number="auto" fo:background-color="transparent"/>
      <style:text-properties fo:font-size="10pt" fo:letter-spacing="-0.007cm" officeooo:paragraph-rsid="003e8e82" style:font-size-asian="10pt" style:font-size-complex="10pt"/>
    </style:style>
    <style:style style:name="P38" style:family="paragraph" style:parent-style-name="Standard">
      <loext:graphic-properties draw:fill-image-width="0cm" draw:fill-image-height="0cm"/>
      <style:paragraph-properties fo:margin-top="0.101cm" fo:margin-bottom="0cm" loext:contextual-spacing="false" fo:padding="0cm" fo:border="none" style:shadow="none"/>
      <style:text-properties officeooo:paragraph-rsid="003e8e82"/>
    </style:style>
    <style:style style:name="P39" style:family="paragraph" style:parent-style-name="_5f_Paragraphe_20_livret_20_">
      <loext:graphic-properties draw:fill="none" draw:fill-color="#66ffff" draw:opacity="100%" draw:fill-image-width="0cm" draw:fill-image-height="0cm"/>
      <style:paragraph-properties fo:margin-top="0.101cm" fo:margin-bottom="0cm" loext:contextual-spacing="false" fo:text-align="start" style:justify-single-word="false" fo:background-color="transparent"/>
      <style:text-properties fo:color="#000000" style:font-name="Bitstream Vera Sans" fo:font-size="10pt" fo:font-style="normal" fo:font-weight="bold" officeooo:paragraph-rsid="0046b2bb"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_5f_Paragraphe_20_livret_20_">
      <style:paragraph-properties fo:margin-top="0.101cm" fo:margin-bottom="0cm" loext:contextual-spacing="false">
        <style:tab-stops>
          <style:tab-stop style:position="4.701cm"/>
          <style:tab-stop style:position="9.2cm" style:type="right" style:leader-style="dotted" style:leader-text="."/>
        </style:tab-stops>
      </style:paragraph-properties>
      <style:text-properties officeooo:rsid="004bbf71" officeooo:paragraph-rsid="004bbf71"/>
    </style:style>
    <style:style style:name="P41" style:family="paragraph" style:parent-style-name="Standard">
      <loext:graphic-properties draw:fill-image-width="0cm" draw:fill-image-height="0cm"/>
      <style:paragraph-properties fo:margin-top="0.3cm" fo:margin-bottom="0cm" loext:contextual-spacing="false" fo:padding="0cm" fo:border="none" style:shadow="none"/>
      <style:text-properties officeooo:paragraph-rsid="003e8e82"/>
    </style:style>
    <style:style style:name="P42" style:family="paragraph" style:parent-style-name="_5f_Paragraphe_20_livret_20_">
      <style:paragraph-properties fo:margin-top="0.3cm" fo:margin-bottom="0.101cm" loext:contextual-spacing="false"/>
      <style:text-properties officeooo:paragraph-rsid="0035b111"/>
    </style:style>
    <style:style style:name="P43" style:family="paragraph" style:parent-style-name="FILET_5f_POINTILLES">
      <style:paragraph-properties style:line-height-at-least="0.801cm" fo:text-align="start" style:justify-single-word="false"/>
      <style:text-properties fo:color="#b3b3b3" style:font-name="Bitstream Vera Sans5" fo:font-size="10pt" officeooo:paragraph-rsid="00411290" style:font-size-asian="10pt" style:font-size-complex="10pt"/>
    </style:style>
    <style:style style:name="P44" style:family="paragraph" style:parent-style-name="FILET_5f_POINTILLES">
      <style:paragraph-properties style:line-height-at-least="0.7cm" fo:text-align="start" style:justify-single-word="false">
        <style:tab-stops>
          <style:tab-stop style:position="4.701cm"/>
          <style:tab-stop style:position="9.2cm" style:type="right" style:leader-style="dotted" style:leader-text="."/>
        </style:tab-stops>
      </style:paragraph-properties>
      <style:text-properties fo:color="#b3b3b3" style:font-name="Bitstream Vera Sans5" fo:font-size="10pt" officeooo:paragraph-rsid="004bbf71" style:font-size-asian="10pt" style:font-size-complex="10pt"/>
    </style:style>
    <style:style style:name="P45" style:family="paragraph" style:parent-style-name="FILET_5f_POINTILLES">
      <style:paragraph-properties style:line-height-at-least="0.7cm" fo:text-align="start" style:justify-single-word="false">
        <style:tab-stops>
          <style:tab-stop style:position="4.701cm"/>
          <style:tab-stop style:position="9.2cm" style:type="right" style:leader-style="dotted" style:leader-text="."/>
        </style:tab-stops>
      </style:paragraph-properties>
      <style:text-properties fo:color="#b3b3b3" style:font-name="Bitstream Vera Sans5" fo:font-size="10pt" officeooo:paragraph-rsid="004db3c3" style:font-size-asian="10pt" style:font-size-complex="10pt"/>
    </style:style>
    <style:style style:name="P46" style:family="paragraph" style:parent-style-name="FILET_5f_POINTILLES">
      <style:paragraph-properties style:line-height-at-least="0.7cm" fo:text-align="start" style:justify-single-word="false">
        <style:tab-stops>
          <style:tab-stop style:position="4.701cm"/>
          <style:tab-stop style:position="9.2cm" style:type="right" style:leader-style="dotted" style:leader-text="."/>
        </style:tab-stops>
      </style:paragraph-properties>
      <style:text-properties officeooo:paragraph-rsid="004bbf71"/>
    </style:style>
    <style:style style:name="P47" style:family="paragraph" style:parent-style-name="FILET_5f_POINTILLES">
      <style:paragraph-properties style:line-height-at-least="0.7cm" fo:text-align="start" style:justify-single-word="false">
        <style:tab-stops>
          <style:tab-stop style:position="4.701cm"/>
          <style:tab-stop style:position="9.2cm" style:type="right" style:leader-style="dotted" style:leader-text="."/>
        </style:tab-stops>
      </style:paragraph-properties>
      <style:text-properties officeooo:paragraph-rsid="004db3c3"/>
    </style:style>
    <style:style style:name="P48" style:family="paragraph" style:parent-style-name="FILET_5f_POINTILLES">
      <style:paragraph-properties style:line-height-at-least="0.7cm" fo:text-align="start" style:justify-single-word="false">
        <style:tab-stops>
          <style:tab-stop style:position="0.6cm"/>
          <style:tab-stop style:position="4.701cm"/>
          <style:tab-stop style:position="9.2cm" style:type="right" style:leader-style="dotted" style:leader-text="."/>
        </style:tab-stops>
      </style:paragraph-properties>
      <style:text-properties officeooo:paragraph-rsid="00532f5e"/>
    </style:style>
    <style:style style:name="P49" style:family="paragraph" style:parent-style-name="FILET_5f_POINTILLES">
      <style:paragraph-properties>
        <style:tab-stops>
          <style:tab-stop style:position="0.6cm"/>
          <style:tab-stop style:position="4.701cm"/>
          <style:tab-stop style:position="9.2cm" style:type="right" style:leader-style="dotted" style:leader-text="."/>
        </style:tab-stops>
      </style:paragraph-properties>
      <style:text-properties officeooo:paragraph-rsid="0050d869"/>
    </style:style>
    <style:style style:name="P50" style:family="paragraph" style:parent-style-name="_5f_Paragraphe_20_livret_20_">
      <style:paragraph-properties fo:margin-top="0.9cm" fo:margin-bottom="0cm" loext:contextual-spacing="false">
        <style:tab-stops>
          <style:tab-stop style:position="4.701cm"/>
          <style:tab-stop style:position="9.2cm" style:type="right" style:leader-style="dotted" style:leader-text="."/>
        </style:tab-stops>
      </style:paragraph-properties>
      <style:text-properties officeooo:paragraph-rsid="004bbf71"/>
    </style:style>
    <style:style style:name="P51" style:family="paragraph" style:parent-style-name="_5f_Paragraphe_20_livret_20_">
      <style:paragraph-properties fo:margin-top="0.9cm" fo:margin-bottom="0cm" loext:contextual-spacing="false">
        <style:tab-stops>
          <style:tab-stop style:position="4.701cm"/>
          <style:tab-stop style:position="9.2cm" style:type="right" style:leader-style="dotted" style:leader-text="."/>
        </style:tab-stops>
      </style:paragraph-properties>
      <style:text-properties officeooo:paragraph-rsid="004db3c3"/>
    </style:style>
    <style:style style:name="P52" style:family="paragraph" style:parent-style-name="_5f_Paragraphe_20_livret_20_">
      <style:paragraph-properties fo:margin-top="0.85cm" fo:margin-bottom="0cm" loext:contextual-spacing="false">
        <style:tab-stops>
          <style:tab-stop style:position="4.701cm"/>
          <style:tab-stop style:position="9.2cm" style:type="right" style:leader-style="dotted" style:leader-text="."/>
        </style:tab-stops>
      </style:paragraph-properties>
      <style:text-properties officeooo:paragraph-rsid="00532f5e"/>
    </style:style>
    <style:style style:name="P53" style:family="paragraph" style:parent-style-name="_5f_Paragraphe_20_livret_20_réponse_20_élève">
      <style:paragraph-properties>
        <style:tab-stops>
          <style:tab-stop style:position="0.6cm"/>
          <style:tab-stop style:position="4.701cm"/>
          <style:tab-stop style:position="9.2cm" style:type="right" style:leader-style="dotted" style:leader-text="."/>
        </style:tab-stops>
      </style:paragraph-properties>
      <style:text-properties officeooo:paragraph-rsid="00532f5e"/>
    </style:style>
    <style:style style:name="P54" style:family="paragraph" style:parent-style-name="Exo_5f_Num">
      <style:paragraph-properties fo:text-align="start" style:justify-single-word="false"/>
    </style:style>
    <style:style style:name="P55" style:family="paragraph" style:parent-style-name="Exo_5f_Num">
      <style:paragraph-properties fo:margin-top="0.499cm" fo:margin-bottom="0.3cm" loext:contextual-spacing="false"/>
    </style:style>
    <style:style style:name="P56" style:family="paragraph" style:parent-style-name="Exo_5f_Num">
      <style:paragraph-properties fo:margin-top="0.6cm" fo:margin-bottom="0.101cm" loext:contextual-spacing="false" fo:text-align="start" style:justify-single-word="false"/>
    </style:style>
    <style:style style:name="P57" style:family="paragraph" style:parent-style-name="Exo_5f_Num">
      <style:paragraph-properties fo:margin-top="0.6cm" fo:margin-bottom="0.25cm" loext:contextual-spacing="false"/>
    </style:style>
    <style:style style:name="P58" style:family="paragraph" style:parent-style-name="Exo_5f_Num">
      <style:paragraph-properties fo:margin-top="0.651cm" fo:margin-bottom="0.199cm" loext:contextual-spacing="false"/>
    </style:style>
    <style:style style:name="P59" style:family="paragraph" style:parent-style-name="Exo_5f_Num">
      <style:paragraph-properties fo:margin-top="1.199cm" fo:margin-bottom="0.101cm" loext:contextual-spacing="false"/>
    </style:style>
    <style:style style:name="P60" style:family="paragraph" style:parent-style-name="Exo_5f_Num" style:master-page-name="">
      <loext:graphic-properties draw:fill-image-width="0cm" draw:fill-image-height="0cm"/>
      <style:paragraph-properties style:page-number="auto" fo:break-before="column" style:shadow="none"/>
    </style:style>
    <style:style style:name="P61" style:family="paragraph" style:parent-style-name="Exo_5f_Num">
      <style:paragraph-properties fo:margin-top="0.52cm" fo:margin-bottom="0.101cm" loext:contextual-spacing="false"/>
    </style:style>
    <style:style style:name="P62" style:family="paragraph" style:parent-style-name="FILET_5f_POINTILLES" style:list-style-name="_5f_Numérotation_20_des_20_exercices_20_livrets">
      <style:paragraph-properties style:line-height-at-least="0.801cm" fo:text-align="start" style:justify-single-word="false"/>
      <style:text-properties fo:color="#b3b3b3" style:font-name="Bitstream Vera Sans5" fo:font-size="10pt" officeooo:paragraph-rsid="00411290" style:font-size-asian="10pt" style:font-size-complex="10pt"/>
    </style:style>
    <style:style style:name="P63" style:family="paragraph" style:parent-style-name="FILET_5f_POINTILLES" style:list-style-name="_5f_Numérotation_20_des_20_exercices_20_livrets">
      <style:paragraph-properties fo:margin-top="0cm" fo:margin-bottom="0cm" loext:contextual-spacing="false" style:line-height-at-least="0.801cm"/>
      <style:text-properties officeooo:paragraph-rsid="00411290"/>
    </style:style>
    <style:style style:name="P64" style:family="paragraph" style:parent-style-name="Standard" style:list-style-name="liste_5f_abc">
      <style:paragraph-properties fo:margin-top="0.199cm" fo:margin-bottom="0.199cm" loext:contextual-spacing="false" fo:text-align="start" style:justify-single-word="false"/>
      <style:text-properties style:font-name="Bitstream Vera Sans5" fo:font-size="10pt" officeooo:paragraph-rsid="0035b111" style:font-size-asian="10pt" style:font-size-complex="10pt"/>
    </style:style>
    <style:style style:name="P65" style:family="paragraph" style:parent-style-name="Standard" style:list-style-name="_5f_Numérotation_20_des_20_exercices_20_livrets">
      <style:paragraph-properties fo:margin-top="0.199cm" fo:margin-bottom="0cm" loext:contextual-spacing="false" fo:text-align="center" style:justify-single-word="false"/>
      <style:text-properties fo:font-size="10pt" officeooo:paragraph-rsid="0035b111" style:font-size-asian="10pt" style:font-size-complex="10pt"/>
    </style:style>
    <style:style style:name="P66" style:family="paragraph" style:parent-style-name="Standard" style:list-style-name="liste_5f_abc">
      <style:paragraph-properties fo:margin-top="0.4cm" fo:margin-bottom="0.199cm" loext:contextual-spacing="false" fo:text-align="start" style:justify-single-word="false"/>
      <style:text-properties style:font-name="Bitstream Vera Sans5" fo:font-size="10pt" officeooo:paragraph-rsid="0035b111" style:font-size-asian="10pt" style:font-size-complex="10pt"/>
    </style:style>
    <style:style style:name="P67" style:family="paragraph" style:parent-style-name="_5f_Paragraphe_20_livret_20_" style:list-style-name="_5f_Numérotation_20_des_20_exercices_20_livrets">
      <style:paragraph-properties fo:text-align="start" style:justify-single-word="false"/>
      <style:text-properties officeooo:paragraph-rsid="0035b111"/>
    </style:style>
    <style:style style:name="P68" style:family="paragraph" style:parent-style-name="_5f_Paragraphe_20_livret_20_" style:list-style-name="liste_5f_abc">
      <style:paragraph-properties fo:text-align="start" style:justify-single-word="false"/>
      <style:text-properties officeooo:paragraph-rsid="0035b111"/>
    </style:style>
    <style:style style:name="P69" style:family="paragraph" style:parent-style-name="_5f_Paragraphe_20_livret_20_" style:list-style-name="liste_5f_abc">
      <style:paragraph-properties fo:text-align="center" style:justify-single-word="false"/>
      <style:text-properties officeooo:paragraph-rsid="0035b111"/>
    </style:style>
    <style:style style:name="P70" style:family="paragraph" style:parent-style-name="_5f_Paragraphe_20_livret_20_" style:list-style-name="liste_5f_abc">
      <style:paragraph-properties fo:margin-top="0cm" fo:margin-bottom="0cm" loext:contextual-spacing="false" style:line-height-at-least="0.6cm">
        <style:tab-stops>
          <style:tab-stop style:position="0.6cm"/>
        </style:tab-stops>
      </style:paragraph-properties>
      <style:text-properties officeooo:paragraph-rsid="0035b111"/>
    </style:style>
    <style:style style:name="P71" style:family="paragraph" style:parent-style-name="_5f_Paragraphe_20_livret_20_" style:list-style-name="liste_5f_abc">
      <style:paragraph-properties fo:margin-top="0cm" fo:margin-bottom="0cm" loext:contextual-spacing="false" style:line-height-at-least="0.801cm">
        <style:tab-stops>
          <style:tab-stop style:position="0.6cm"/>
        </style:tab-stops>
      </style:paragraph-properties>
      <style:text-properties officeooo:paragraph-rsid="0035b111"/>
    </style:style>
    <style:style style:name="P72" style:family="paragraph" style:parent-style-name="_5f_Paragraphe_20_livret_20_" style:list-style-name="liste_5f_abc">
      <style:paragraph-properties fo:margin-top="0.199cm" fo:margin-bottom="0cm" loext:contextual-spacing="false"/>
      <style:text-properties officeooo:paragraph-rsid="0035b111"/>
    </style:style>
    <style:style style:name="P73" style:family="paragraph" style:parent-style-name="_5f_Paragraphe_20_livret_20_" style:list-style-name="liste_5f_abc">
      <style:paragraph-properties fo:margin-top="0.349cm" fo:margin-bottom="0cm" loext:contextual-spacing="false"/>
      <style:text-properties officeooo:paragraph-rsid="0035b111"/>
    </style:style>
    <style:style style:name="P74" style:family="paragraph" style:parent-style-name="_5f_Paragraphe_20_livret_20_" style:list-style-name="liste_5f_abc">
      <style:paragraph-properties fo:margin-top="0.199cm" fo:margin-bottom="0.199cm" loext:contextual-spacing="false"/>
      <style:text-properties officeooo:paragraph-rsid="0035b111"/>
    </style:style>
    <style:style style:name="P75" style:family="paragraph" style:parent-style-name="_5f_Paragraphe_20_livret_20_" style:list-style-name="liste_5f_abc">
      <style:paragraph-properties fo:margin-top="0.3cm" fo:margin-bottom="0cm" loext:contextual-spacing="false"/>
      <style:text-properties officeooo:paragraph-rsid="0035b111"/>
    </style:style>
    <style:style style:name="P76" style:family="paragraph" style:parent-style-name="_5f_Paragraphe_20_livret_20_" style:list-style-name="liste_5f_abc">
      <style:paragraph-properties fo:margin-top="0.3cm" fo:margin-bottom="0cm" loext:contextual-spacing="false"/>
      <style:text-properties fo:font-weight="normal" officeooo:paragraph-rsid="0035b111" style:font-weight-asian="normal" style:font-weight-complex="normal"/>
    </style:style>
    <style:style style:name="P77" style:family="paragraph" style:parent-style-name="_5f_Paragraphe_20_livret_20_" style:list-style-name="liste_5f_abc">
      <style:paragraph-properties fo:margin-top="0.3cm" fo:margin-bottom="0cm" loext:contextual-spacing="false" fo:line-height="100%"/>
      <style:text-properties fo:font-weight="normal" officeooo:paragraph-rsid="0035b111" style:font-weight-asian="normal" style:font-weight-complex="normal"/>
    </style:style>
    <style:style style:name="P78" style:family="paragraph" style:parent-style-name="_5f_Paragraphe_20_livret_20_réponse_20_pointillé" style:list-style-name="liste_5f_abc">
      <style:paragraph-properties fo:margin-top="0.199cm" fo:margin-bottom="0cm" loext:contextual-spacing="false">
        <style:tab-stops>
          <style:tab-stop style:position="9.2cm" style:type="right" style:leader-style="dotted" style:leader-text="."/>
        </style:tab-stops>
      </style:paragraph-properties>
    </style:style>
    <style:style style:name="P79" style:family="paragraph" style:parent-style-name="_5f_Pied_20_de_20_page" style:list-style-name=""/>
    <style:style style:name="P80" style:family="paragraph" style:parent-style-name="_5f_Pied_20_de_20_page" style:list-style-name="">
      <style:paragraph-properties fo:text-align="end" style:justify-single-word="false"/>
    </style:style>
    <style:style style:name="P81" style:family="paragraph" style:parent-style-name="_5f_Pied_20_de_20_page">
      <style:paragraph-properties fo:text-align="end" style:justify-single-word="false"/>
    </style:style>
    <style:style style:name="P8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3"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87" fo:break-before="auto" fo:break-after="auto" style:shadow="none"/>
      <style:text-properties style:font-name="Liberation Serif" fo:font-size="10pt" fo:font-style="normal" fo:font-weight="bold" officeooo:rsid="00290c92" officeooo:paragraph-rsid="003e8e82" style:font-size-asian="10pt" style:font-style-asian="normal" style:font-weight-asian="bold" style:font-size-complex="10pt" style:font-style-complex="normal" style:font-weight-complex="bold"/>
    </style:style>
    <style:style style:name="P84" style:family="paragraph" style:parent-style-name="_5f_Titre_20_d_27_exercices_20_livret_20_sans_20_titre" style:list-style-name="_5f_Numérotation_20_des_20_exercices_20_livrets">
      <style:paragraph-properties fo:margin-top="0.3cm" fo:margin-bottom="0.199cm" loext:contextual-spacing="false"/>
    </style:style>
    <style:style style:name="P85" style:family="paragraph">
      <style:paragraph-properties fo:margin-left="0cm" fo:margin-right="0cm" fo:margin-top="0cm" fo:margin-bottom="0cm" fo:line-height="100%" fo:text-indent="0cm"/>
    </style:style>
    <style:style style:name="P8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9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9"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9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2" style:family="paragraph">
      <style:paragraph-properties fo:margin-top="0cm" fo:margin-bottom="0.199cm" fo:text-align="center"/>
    </style:style>
    <style:style style:name="P93" style:family="paragraph">
      <loext:graphic-properties draw:fill-color="#e8c32a"/>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9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5"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style>
    <style:style style:name="P99"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00"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8b99f"/>
    </style:style>
    <style:style style:name="T6" style:family="text">
      <style:text-properties officeooo:rsid="002da2af"/>
    </style:style>
    <style:style style:name="T7" style:family="text">
      <style:text-properties style:font-name="Bitstream Vera Sans5"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8" style:family="text">
      <style:text-properties style:font-name="OpenSymbol"/>
    </style:style>
    <style:style style:name="T9" style:family="text">
      <style:text-properties style:font-name="OpenSymbol" fo:font-style="normal" style:font-style-asian="normal" style:font-style-complex="normal"/>
    </style:style>
    <style:style style:name="T10" style:family="text">
      <style:text-properties style:font-name="OpenSymbol"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style:font-name="OpenSymbol" fo:font-size="10pt" fo:font-style="normal" style:text-underline-style="none" fo:font-weight="normal" fo:background-color="transparent" loext:char-shading-value="0" style:font-size-asian="10pt" style:font-style-asian="normal" style:font-weight-asian="normal" style:font-style-complex="normal" style:font-weight-complex="normal"/>
    </style:style>
    <style:style style:name="T12" style:family="text">
      <style:text-properties style:font-name="OpenSymbol" fo:font-size="11pt" fo:font-style="normal" fo:font-weight="normal" officeooo:rsid="0013f8a6" fo:background-color="transparent" loext:char-shading-value="0" style:font-name-asian="OpenSymbol" style:font-size-asian="11pt" style:font-weight-asian="normal" style:font-name-complex="OpenSymbol" style:font-size-complex="11pt" style:font-weight-complex="normal"/>
    </style:style>
    <style:style style:name="T13" style:family="text">
      <style:text-properties fo:color="#000000"/>
    </style:style>
    <style:style style:name="T14" style:family="text">
      <style:text-properties fo:color="#000000" fo:background-color="transparent" loext:char-shading-value="0"/>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4bbf71" style:font-weight-asian="normal" style:font-weight-complex="normal"/>
    </style:style>
    <style:style style:name="T17" style:family="text">
      <style:text-properties fo:color="#000000" fo:font-weight="normal" officeooo:rsid="004db3c3" style:font-weight-asian="normal" style:font-weight-complex="normal"/>
    </style:style>
    <style:style style:name="T18" style:family="text">
      <style:text-properties fo:color="#000000" style:text-position="0% 100%" fo:font-weight="normal" officeooo:rsid="004bbf71" style:font-name-asian="OpenSymbol" style:font-style-asian="normal" style:font-weight-asian="normal" style:font-name-complex="OpenSymbol" style:font-style-complex="normal" style:font-weight-complex="normal"/>
    </style:style>
    <style:style style:name="T19" style:family="text">
      <style:text-properties fo:color="#000000" style:text-position="0% 100%" fo:font-weight="normal" officeooo:rsid="004bbf71" style:font-name-asian="OpenSymbol" style:font-style-asian="normal" style:font-weight-asian="normal" style:font-name-complex="OpenSymbol" style:font-size-complex="10pt" style:font-style-complex="normal" style:font-weight-complex="normal"/>
    </style:style>
    <style:style style:name="T20" style:family="text">
      <style:text-properties fo:color="#000000" style:text-position="0% 100%" fo:font-weight="normal" officeooo:rsid="004bbf71" style:font-name-asian="OpenSymbol" style:font-size-asian="10pt" style:font-style-asian="normal" style:font-weight-asian="normal" style:font-name-complex="OpenSymbol" style:font-size-complex="10pt" style:font-style-complex="normal" style:font-weight-complex="normal"/>
    </style:style>
    <style:style style:name="T21" style:family="text">
      <style:text-properties fo:color="#000000" style:text-position="0% 100%" style:font-name="OpenSymbol" fo:font-weight="normal" officeooo:rsid="004bbf71" style:font-name-asian="OpenSymbol" style:font-size-asian="10pt" style:font-style-asian="normal" style:font-weight-asian="normal" style:font-name-complex="OpenSymbol" style:font-size-complex="10pt" style:font-style-complex="normal" style:font-weight-complex="normal"/>
    </style:style>
    <style:style style:name="T22" style:family="text">
      <style:text-properties fo:color="#000000" style:font-name="Bitstream Vera Sans5" fo:font-size="10pt" fo:font-weight="normal" officeooo:rsid="004db3c3" style:font-size-asian="10pt" style:font-weight-asian="normal" style:font-size-complex="10pt" style:font-weight-complex="normal"/>
    </style:style>
    <style:style style:name="T23" style:family="text">
      <style:text-properties fo:color="#000000" style:font-name="Bitstream Vera Sans5" fo:font-size="10pt" fo:letter-spacing="-0.011cm" fo:font-style="normal" fo:font-weight="normal" officeooo:rsid="004db3c3" style:font-size-asian="10pt" style:font-weight-asian="normal" style:font-size-complex="10pt" style:font-weight-complex="normal"/>
    </style:style>
    <style:style style:name="T24" style:family="text">
      <style:text-properties fo:color="#000000" style:font-name="Bitstream Vera Sans5" fo:font-size="10pt" fo:letter-spacing="-0.011cm" fo:font-style="normal" fo:font-weight="normal" officeooo:rsid="00532f5e" style:font-size-asian="10pt" style:font-weight-asian="normal" style:font-size-complex="10pt" style:font-weight-complex="normal"/>
    </style:style>
    <style:style style:name="T25" style:family="text">
      <style:text-properties fo:color="#000000" style:font-name="Bitstream Vera Sans5" fo:font-size="10pt" fo:letter-spacing="-0.011cm" fo:font-weight="normal" officeooo:rsid="004db3c3" style:font-size-asian="10pt" style:font-weight-asian="normal" style:font-size-complex="10pt" style:font-weight-complex="normal"/>
    </style:style>
    <style:style style:name="T26" style:family="text">
      <style:text-properties fo:color="#000000" style:font-name="Bitstream Vera Sans2" fo:font-size="10pt" fo:font-style="normal" fo:font-weight="normal" officeooo:rsid="0054ee4a" style:font-style-asian="normal" style:font-style-complex="normal"/>
    </style:style>
    <style:style style:name="T27" style:family="text">
      <style:text-properties fo:color="#b3b3b3" fo:font-size="10pt" fo:font-style="normal" style:font-size-asian="10pt" style:font-style-asian="normal" style:font-size-complex="10pt" style:font-style-complex="normal"/>
    </style:style>
    <style:style style:name="T28" style:family="text">
      <style:text-properties fo:color="#b3b3b3" fo:background-color="transparent" loext:char-shading-value="0"/>
    </style:style>
    <style:style style:name="T29" style:family="text">
      <style:text-properties fo:font-style="normal" style:font-style-asian="normal" style:font-style-complex="normal"/>
    </style:style>
    <style:style style:name="T30" style:family="text">
      <style:text-properties fo:font-style="normal" fo:font-weight="normal" fo:background-color="transparent" loext:char-shading-value="0" style:font-style-asian="normal" style:font-weight-asian="normal" style:font-style-complex="normal" style:font-weight-complex="normal"/>
    </style:style>
    <style:style style:name="T31" style:family="text">
      <style:text-properties style:font-name="OpenSymbol1" style:font-name-asian="OpenSymbol1" style:font-name-complex="OpenSymbol1"/>
    </style:style>
    <style:style style:name="T32" style:family="text">
      <style:text-properties style:font-name="OpenSymbol1" fo:font-size="10pt" fo:font-weight="normal" officeooo:rsid="0013f8a6" fo:background-color="transparent" loext:char-shading-value="0" style:font-name-asian="OpenSymbol1" style:font-size-asian="10pt" style:font-weight-asian="normal" style:font-name-complex="OpenSymbol1" style:font-size-complex="10pt" style:font-weight-complex="normal"/>
    </style:style>
    <style:style style:name="T33" style:family="text">
      <style:text-properties fo:font-weight="normal" style:font-weight-asian="normal" style:font-weight-complex="normal"/>
    </style:style>
    <style:style style:name="T34" style:family="text">
      <style:text-properties fo:font-size="10pt" fo:font-weight="normal" officeooo:rsid="0013f8a6" fo:background-color="transparent" loext:char-shading-value="0" style:font-size-asian="10pt" style:font-weight-asian="normal" style:font-size-complex="10pt" style:font-weight-complex="normal"/>
    </style:style>
    <style:style style:name="T35" style:family="text">
      <style:text-properties style:font-size-complex="10pt"/>
    </style:style>
    <style:style style:name="T36" style:family="text">
      <style:text-properties fo:color="#e8c32a" fo:font-weight="bold" style:font-weight-asian="bold" style:font-weight-complex="bold"/>
    </style:style>
    <style:style style:name="T37" style:family="text">
      <style:text-properties fo:color="#e8c32a" style:font-name="Bitstream Vera Sans1" fo:font-size="10pt" fo:font-style="normal" fo:font-weight="bold" officeooo:rsid="004bbf71" style:font-size-asian="10.5pt"/>
    </style:style>
    <style:style style:name="T38" style:family="text">
      <style:text-properties officeooo:rsid="003fb1aa"/>
    </style:style>
    <style:style style:name="T39" style:family="text">
      <style:text-properties style:text-position="0% 100%" style:font-name-asian="OpenSymbol" style:font-style-asian="normal" style:font-name-complex="OpenSymbol" style:font-style-complex="normal"/>
    </style:style>
    <style:style style:name="T40" style:family="text">
      <style:text-properties style:text-position="0% 100%" style:font-name-asian="OpenSymbol" style:font-size-asian="10pt" style:font-style-asian="normal" style:font-name-complex="OpenSymbol" style:font-size-complex="10pt" style:font-style-complex="normal"/>
    </style:style>
    <style:style style:name="T41" style:family="text">
      <style:text-properties style:text-position="0% 100%" officeooo:rsid="004bbf71" style:font-name-asian="OpenSymbol" style:font-size-asian="10pt" style:font-style-asian="normal" style:font-name-complex="OpenSymbol" style:font-size-complex="10pt" style:font-style-complex="normal"/>
    </style:style>
    <style:style style:name="T42" style:family="text">
      <style:text-properties style:text-position="0% 100%" style:font-name-asian="OpenSymbol" style:font-name-complex="OpenSymbol"/>
    </style:style>
    <style:style style:name="T43" style:family="text">
      <style:text-properties style:text-position="0% 100%"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44" style:family="text">
      <style:text-properties style:text-position="0% 100%" style:text-underline-style="none" style:font-name-asian="OpenSymbol" style:font-size-asian="10pt" style:font-style-asian="normal" style:font-name-complex="OpenSymbol" style:font-size-complex="10pt" style:font-style-complex="normal"/>
    </style:style>
    <style:style style:name="T45" style:family="text">
      <style:text-properties style:text-position="0% 100%" fo:font-weight="normal" officeooo:rsid="004db3c3" style:font-name-asian="OpenSymbol" style:font-size-asian="10pt" style:font-style-asian="normal" style:font-weight-asian="normal" style:font-name-complex="OpenSymbol" style:font-size-complex="10pt" style:font-style-complex="normal" style:font-weight-complex="normal"/>
    </style:style>
    <style:style style:name="T46" style:family="text">
      <style:text-properties style:text-position="0% 100%" fo:font-weight="normal" officeooo:rsid="004bbf71" style:font-name-asian="OpenSymbol" style:font-size-asian="10pt" style:font-style-asian="normal" style:font-weight-asian="normal" style:font-name-complex="OpenSymbol" style:font-size-complex="10pt" style:font-style-complex="normal" style:font-weight-complex="normal"/>
    </style:style>
    <style:style style:name="T47" style:family="text">
      <style:text-properties officeooo:rsid="0042eddd"/>
    </style:style>
    <style:style style:name="T48" style:family="text">
      <style:text-properties fo:letter-spacing="-0.004cm"/>
    </style:style>
    <style:style style:name="T49" style:family="text">
      <style:text-properties officeooo:rsid="004bbf71"/>
    </style:style>
    <style:style style:name="T50" style:family="text">
      <style:text-properties officeooo:rsid="004db3c3"/>
    </style:style>
    <style:style style:name="T51" style:family="text">
      <style:text-properties officeooo:rsid="00532f5e"/>
    </style:style>
    <style:style style:name="T52" style:family="text">
      <style:text-properties officeooo:rsid="0054ee4a"/>
    </style:style>
    <style:style style:name="T53" style:family="text">
      <style:text-properties style:use-window-font-color="true" style:text-outline="false" style:text-line-through-style="none" style:text-line-through-type="none" style:font-name="Bitstream Vera Sans5" fo:font-size="9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4"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5" style:family="text">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56" style:family="text">
      <style:text-properties style:use-window-font-color="true"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57" style:family="text">
      <style:text-properties fo:color="#ffffff" style:font-name="Bitstream Vera Sans5" fo:font-size="11pt" fo:font-weight="bold" style:font-size-asian="11pt" style:font-weight-asian="bold" style:font-size-complex="11pt" style:font-weight-complex="bold"/>
    </style:style>
    <style:style style:name="T58"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59"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553*" fo:start-indent="0cm" fo:end-indent="0.249cm"/>
          <style:column style:rel-width="2550*"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3" fo:column-gap="0.3cm">
          <style:column-sep style:width="0.021cm" style:color="#b2b2b2"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1.027cm" fo:min-width="8.204cm" draw:shadow="hidden" draw:shadow-offset-x="0.3cm" draw:shadow-offset-y="0.3cm" draw:shadow-color="#808080" style:run-through="foreground"/>
    </style:style>
    <style:style style:name="gr3" style:family="graphic">
      <style:graphic-properties draw:stroke="solid" svg:stroke-width="0.019cm" svg:stroke-color="#000000" draw:marker-start-width="0.231cm" draw:marker-start-center="fals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8.2cm" draw:shadow="hidden" draw:shadow-offset-x="0.3cm" draw:shadow-offset-y="0.3cm" draw:shadow-color="#808080" style:run-through="foreground"/>
    </style:style>
    <style:style style:name="gr5"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79cm" draw:shadow="hidden" draw:shadow-offset-x="0.3cm" draw:shadow-offset-y="0.3cm" draw:shadow-color="#808080" style:run-through="foreground"/>
    </style:style>
    <style:style style:name="gr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852cm" draw:shadow="hidden" draw:shadow-offset-x="0.3cm" draw:shadow-offset-y="0.3cm" draw:shadow-color="#808080" style:run-through="foreground"/>
    </style:style>
    <style:style style:name="gr7"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879cm" draw:shadow="hidden" draw:shadow-offset-x="0.3cm" draw:shadow-offset-y="0.3cm" draw:shadow-color="#808080" style:run-through="foreground"/>
    </style:style>
    <style:style style:name="gr8" style:family="graphic">
      <style:graphic-properties draw:stroke="solid" svg:stroke-width="0.019cm" svg:stroke-color="#000000" draw:marker-start-width="0.199cm" draw:marker-start-center="false" draw:marker-end-width="0.19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none" svg:stroke-width="0.019cm" svg:stroke-color="#000000" draw:marker-start-width="0.33cm" draw:marker-start-center="false" draw:marker-end-width="0.33cm" draw:marker-end-center="false" draw:fill="none" draw:fill-color="#ffffff" fo:min-height="0.413cm" draw:shadow="hidden" draw:shadow-offset-x="0.3cm" draw:shadow-offset-y="0.3cm" draw:shadow-color="#808080" style:run-through="foreground"/>
    </style:style>
    <style:style style:name="gr10"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236cm" draw:shadow="hidden" draw:shadow-offset-x="0.3cm" draw:shadow-offset-y="0.3cm" draw:shadow-color="#808080" style:run-through="foreground"/>
    </style:style>
    <style:style style:name="gr11"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222cm" draw:shadow="hidden" draw:shadow-offset-x="0.3cm" draw:shadow-offset-y="0.3cm" draw:shadow-color="#808080" style:run-through="foreground"/>
    </style:style>
    <style:style style:name="gr12"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319cm" draw:shadow="hidden" draw:shadow-offset-x="0.3cm" draw:shadow-offset-y="0.3cm" draw:shadow-color="#808080" style:run-through="foreground"/>
    </style:style>
    <style:style style:name="gr13" style:family="graphic">
      <style:graphic-properties draw:stroke="none" svg:stroke-width="0.019cm" svg:stroke-color="#000000" draw:marker-start-width="0.33cm" draw:marker-start-center="false" draw:marker-end-width="0.33cm" draw:marker-end-center="false" draw:fill="none" draw:fill-color="#ffffff" fo:min-height="0.432cm" draw:shadow="hidden" draw:shadow-offset-x="0.3cm" draw:shadow-offset-y="0.3cm" draw:shadow-color="#808080" style:run-through="foreground"/>
    </style:style>
    <style:style style:name="gr14" style:family="graphic">
      <style:graphic-properties draw:stroke="none" svg:stroke-width="0.019cm" svg:stroke-color="#000000" draw:marker-start-width="0.33cm" draw:marker-start-center="false" draw:marker-end-width="0.33cm" draw:marker-end-center="false" draw:fill="none" draw:fill-color="#ffffff" fo:min-height="0.43cm" draw:shadow="hidden" draw:shadow-offset-x="0.3cm" draw:shadow-offset-y="0.3cm" draw:shadow-color="#808080" style:run-through="foreground"/>
    </style:style>
    <style:style style:name="gr15" style:family="graphic">
      <style:graphic-properties draw:stroke="none" svg:stroke-width="0.019cm" svg:stroke-color="#000000" draw:marker-start-width="0.33cm" draw:marker-start-center="false" draw:marker-end-width="0.33cm" draw:marker-end-center="false" draw:fill="none" draw:fill-color="#ffffff" fo:min-height="0.422cm" draw:shadow="hidden" draw:shadow-offset-x="0.3cm" draw:shadow-offset-y="0.3cm" draw:shadow-color="#808080" style:run-through="foreground"/>
    </style:style>
    <style:style style:name="gr1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309cm" draw:shadow="hidden" draw:shadow-offset-x="0.3cm" draw:shadow-offset-y="0.3cm" draw:shadow-color="#808080" style:run-through="foreground"/>
    </style:style>
    <style:style style:name="gr17"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0.25cm" draw:shadow="hidden" draw:shadow-offset-x="0.3cm" draw:shadow-offset-y="0.3cm" draw:shadow-color="#808080" style:run-through="foreground"/>
    </style:style>
    <style:style style:name="gr18"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0.185cm" draw:shadow="hidden" draw:shadow-offset-x="0.3cm" draw:shadow-offset-y="0.3cm" draw:shadow-color="#808080" style:run-through="foreground"/>
    </style:style>
    <style:style style:name="gr19" style:family="graphic">
      <style:graphic-properties draw:stroke="none" draw:fill-color="#e8c32a" draw:textarea-horizontal-align="justify" draw:textarea-vertical-align="middle" draw:auto-grow-height="false" fo:min-height="0.57cm" fo:min-width="3.893cm" style:run-through="foreground"/>
    </style:style>
    <style:style style:name="gr20" style:family="graphic">
      <style:graphic-properties fo:margin-left="0.499cm" fo:margin-right="0cm" fo:margin-top="0.499cm" fo:margin-bottom="0.4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66cm" draw:shadow="hidden" draw:shadow-offset-x="0.3cm" draw:shadow-offset-y="0.3cm" draw:shadow-color="#808080" style:run-through="foreground"/>
    </style:style>
    <style:style style:name="gr2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5cm" fo:min-width="0.266cm" draw:shadow="hidden" draw:shadow-offset-x="0.3cm" draw:shadow-offset-y="0.3cm" draw:shadow-color="#808080" style:run-through="foreground"/>
    </style:style>
    <style:style style:name="gr23"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5cm" fo:min-width="0.242cm" draw:shadow="hidden" draw:shadow-offset-x="0.3cm" draw:shadow-offset-y="0.3cm" draw:shadow-color="#808080" style:run-through="foreground"/>
    </style:style>
    <style:style style:name="gr24"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376cm" fo:min-width="1.115cm" draw:shadow="hidden" draw:shadow-offset-x="0.3cm" draw:shadow-offset-y="0.3cm" draw:shadow-color="#808080" style:run-through="foreground"/>
    </style:style>
    <style:style style:name="gr25"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79cm" draw:shadow="hidden" draw:shadow-offset-x="0.3cm" draw:shadow-offset-y="0.3cm" draw:shadow-color="#808080" style:run-through="foreground"/>
    </style:style>
    <style:style style:name="gr2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49cm" draw:shadow="hidden" draw:shadow-offset-x="0.3cm" draw:shadow-offset-y="0.3cm" draw:shadow-color="#808080" style:run-through="foreground"/>
    </style:style>
    <style:style style:name="gr27"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75cm" draw:shadow="hidden" draw:shadow-offset-x="0.3cm" draw:shadow-offset-y="0.3cm" draw:shadow-color="#808080" style:run-through="foreground"/>
    </style:style>
    <style:style style:name="gr28" style:family="graphic">
      <style:graphic-properties fo:margin-left="0.4cm" fo:margin-right="0.10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ed_20__28_var_29__20_68"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80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none" draw:stroke-dash="Dashed_20__28_var_29__20_69"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45cm" fo:min-width="0.2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none" draw:stroke-dash="Dashed_20__28_var_29__20_70"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15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none" draw:stroke-dash="Dashed_20__28_var_29__20_71"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45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none" draw:stroke-dash="Dashed_20__28_var_29__20_72"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15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6"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style>
    <style:style style:name="gr3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49cm" draw:shadow="hidden" draw:shadow-offset-x="0.3cm" draw:shadow-offset-y="0.3cm" draw:shadow-color="#808080" style:run-through="foreground"/>
    </style:style>
    <style:style style:name="gr3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24cm" draw:shadow="hidden" draw:shadow-offset-x="0.3cm" draw:shadow-offset-y="0.3cm" draw:shadow-color="#808080" style:run-through="foreground"/>
    </style:style>
    <style:style style:name="gr4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28cm" draw:shadow="hidden" draw:shadow-offset-x="0.3cm" draw:shadow-offset-y="0.3cm" draw:shadow-color="#808080" style:run-through="foreground"/>
    </style:style>
    <style:style style:name="gr4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19cm" draw:shadow="hidden" draw:shadow-offset-x="0.3cm" draw:shadow-offset-y="0.3cm" draw:shadow-color="#808080" style:run-through="foreground"/>
    </style:style>
    <style:style style:name="gr4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4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draw:g text:anchor-type="paragraph" draw:z-index="17" draw:style-name="gr1"><draw:custom-shape draw:style-name="gr19" draw:text-style-name="P93" svg:width="3.964cm" svg:height="0.641cm" draw:transform="skewX (0.00279252680319092) rotate (0.0872664625997165) translate (-0.370416666666667cm -0.0934861111111111cm)"><text:p text:style-name="P92"><text:span text:style-name="T5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0"><draw:text-box fo:min-height="3.93cm"><text:section text:style-name="Sect1" text:name="Section4"><text:p text:style-name="P29"/><text:p text:style-name="P38"><text:span text:style-name="_5f_Niveau_5f_jaune"><text:span text:style-name="T7">Peut-on construire le triangle COR avec CO </text:span></text:span><text:span text:style-name="_5f_Niveau_5f_jaune"><text:span text:style-name="T10">=</text:span></text:span><text:span text:style-name="_5f_Niveau_5f_jaune"><text:span text:style-name="T7"> 5 cm ; OR </text:span></text:span><text:span text:style-name="_5f_Niveau_5f_jaune"><text:span text:style-name="T10">=</text:span></text:span><text:span text:style-name="_5f_Niveau_5f_jaune"><text:span text:style-name="T7"> 6 cm et RC </text:span></text:span><text:span text:style-name="_5f_Niveau_5f_jaune"><text:span text:style-name="T10">=</text:span></text:span><text:span text:style-name="_5f_Niveau_5f_jaune"><text:span text:style-name="T7"> 4 cm ?</text:span></text:span></text:p><text:p text:style-name="P41"><text:span text:style-name="Bold_5f_niv1"><text:span text:style-name="T35">Correction</text:span></text:span></text:p><text:p text:style-name="P37">Dans le triangle COR, [OR] est le plus grand côté.</text:p><text:p text:style-name="P34">Donc on calcule la somme des deux autres : RC <text:span text:style-name="T31"></text:span> CO = 4 <text:span text:style-name="T31"></text:span> 5 <text:span text:style-name="_5f_Niveau_5f_jaune"><text:span text:style-name="T11">=</text:span></text:span> 9.</text:p><text:p text:style-name="P39"><text:span text:style-name="_5f_Niveau_5f_rouge"><text:span text:style-name="T34">Comme OR </text:span></text:span><text:span text:style-name="_5f_opensymbol"><text:span text:style-name="T12"></text:span></text:span><text:span text:style-name="_5f_Niveau_5f_rouge"><text:span text:style-name="T34"> RC </text:span></text:span><text:span text:style-name="_5f_Niveau_5f_rouge"><text:span text:style-name="T32"></text:span></text:span><text:span text:style-name="_5f_Niveau_5f_rouge"><text:span text:style-name="T34"> CO, le triangle COR est constructible.</text:span></text:span></text:p></text:section></draw:text-box></draw:frame></text:h>
      <text:list xml:id="list1054709692" text:style-name="Num_5f_Exo">
        <text:list-item>
          <text:h text:style-name="P55" text:outline-level="1"><text:span text:style-name="_5f_Niveau_5f_rouge"><text:span text:style-name="T30"> </text:span></text:span>Écris les trois inégalités triangulaires.</text:h>
        </text:list-item>
      </text:list>
      <text:section text:style-name="Sect2" text:name="Section22">
        <text:list xml:id="list997190414" text:style-name="liste_5f_abc">
          <text:list-item>
            <text:p text:style-name="P64">Dans le triangle RST.</text:p>
          </text:list-item>
        </text:list>
        <text:list xml:id="list1342044862" text:style-name="_5f_Numérotation_20_des_20_exercices_20_livrets">
          <text:list-item>
            <text:list>
              <text:list-header>
                <text:p text:style-name="P65"><draw:g text:anchor-type="as-char" svg:y="0cm" draw:z-index="13" draw:style-name="gr35"><draw:polygon draw:style-name="gr34" draw:text-style-name="P95" svg:width="1.953cm" svg:height="1.093cm" svg:x="0.266cm" svg:y="0.349cm" svg:viewBox="0 0 1954 1094" draw:points="437,0 0,1094 1954,1094"><text:p/></draw:polygon><draw:frame draw:style-name="gr38" draw:text-style-name="P96" svg:width="0.249cm" svg:height="0.414cm" svg:x="0.596cm" svg:y="0cm"><draw:text-box><text:p text:style-name="P85"><text:span text:style-name="T58">R</text:span></text:p></draw:text-box></draw:frame><draw:frame draw:style-name="gr40" draw:text-style-name="P96" svg:width="0.228cm" svg:height="0.414cm" svg:x="0cm" svg:y="1.275cm"><draw:text-box><text:p text:style-name="P85"><text:span text:style-name="T58">S</text:span></text:p></draw:text-box></draw:frame><draw:frame draw:style-name="gr41" draw:text-style-name="P96" svg:width="0.219cm" svg:height="0.414cm" svg:x="2.307cm" svg:y="1.298cm"><draw:text-box><text:p text:style-name="P85"><text:span text:style-name="T58">T</text:span></text:p></draw:text-box></draw:frame></draw:g></text:p>
                <text:p text:style-name="P62"><text:span text:style-name="_5f_pointillés_20_gris"><text:span text:style-name="T39"><text:tab/></text:span></text:span></text:p>
              </text:list-header>
            </text:list>
          </text:list-item>
        </text:list>
        <text:p text:style-name="P43"><text:span text:style-name="_5f_pointillés_20_gris"><text:span text:style-name="T39"><text:tab/></text:span></text:span></text:p>
        <text:p text:style-name="P43"><text:span text:style-name="_5f_pointillés_20_gris"><text:span text:style-name="T39"><text:tab/></text:span></text:span></text:p>
      </text:section>
      <text:section text:style-name="Sect2" text:name="Section23">
        <text:list xml:id="list90738053299127" text:continue-list="list997190414" text:style-name="liste_5f_abc">
          <text:list-item>
            <text:p text:style-name="P66">Dans le triangle AEC.</text:p>
          </text:list-item>
        </text:list>
        <text:list xml:id="list90738458269255" text:continue-list="list1342044862" text:style-name="_5f_Numérotation_20_des_20_exercices_20_livrets">
          <text:list-item>
            <text:list>
              <text:list-header>
                <text:p text:style-name="P65"><draw:g text:anchor-type="as-char" svg:y="-0.019cm" draw:z-index="14" draw:style-name="gr35"><draw:line draw:style-name="gr36" draw:text-style-name="P87" svg:x1="0.254cm" svg:y1="1.301cm" svg:x2="0.757cm" svg:y2="0.319cm"><text:p/></draw:line><draw:line draw:style-name="gr36" draw:text-style-name="P87" svg:x1="0.757cm" svg:y1="0.328cm" svg:x2="2.456cm" svg:y2="1.305cm"><text:p/></draw:line><draw:line draw:style-name="gr36" draw:text-style-name="P87" svg:x1="0.261cm" svg:y1="1.293cm" svg:x2="2.45cm" svg:y2="1.293cm"><text:p/></draw:line><draw:line draw:style-name="gr36" draw:text-style-name="P87" svg:x1="0.75cm" svg:y1="0.335cm" svg:x2="1.727cm" svg:y2="1.303cm"><text:p/></draw:line><draw:frame draw:style-name="gr37" draw:text-style-name="P88" svg:width="0.246cm" svg:height="0.414cm" svg:x="0.653cm" svg:y="0cm"><draw:text-box><text:p text:style-name="P85"><text:span text:style-name="T54">A</text:span></text:p></draw:text-box></draw:frame><draw:frame draw:style-name="gr37" draw:text-style-name="P88" svg:width="0.246cm" svg:height="0.414cm" svg:x="0cm" svg:y="1.171cm"><draw:text-box><text:p text:style-name="P85"><text:span text:style-name="T54">B</text:span></text:p></draw:text-box></draw:frame><draw:frame draw:style-name="gr38" draw:text-style-name="P88" svg:width="0.249cm" svg:height="0.414cm" svg:x="2.496cm" svg:y="1.164cm"><draw:text-box><text:p text:style-name="P85"><text:span text:style-name="T54">C</text:span></text:p></draw:text-box></draw:frame><draw:frame draw:style-name="gr39" draw:text-style-name="P88" svg:width="0.225cm" svg:height="0.414cm" svg:x="1.616cm" svg:y="1.321cm"><draw:text-box><text:p text:style-name="P85"><text:span text:style-name="T54">E</text:span></text:p></draw:text-box></draw:frame></draw:g></text:p>
                <text:p text:style-name="P62"><text:span text:style-name="_5f_pointillés_20_gris"><text:span text:style-name="T39"><text:tab/></text:span></text:span></text:p>
              </text:list-header>
            </text:list>
          </text:list-item>
        </text:list>
        <text:p text:style-name="P43"><text:span text:style-name="_5f_pointillés_20_gris"><text:span text:style-name="T39"><text:tab/></text:span></text:span></text:p>
        <text:p text:style-name="P43"><text:span text:style-name="_5f_pointillés_20_gris"><text:span text:style-name="T39"><text:tab/></text:span></text:span></text:p>
      </text:section>
      <text:list xml:id="list90738926176849" text:continue-list="list1054709692" text:style-name="Num_5f_Exo">
        <text:list-item>
          <text:h text:style-name="P56" text:outline-level="1"><draw:g text:anchor-type="paragraph" draw:z-index="15" draw:style-name="gr28"><draw:frame draw:style-name="gr29" draw:text-style-name="P94" svg:width="0.246cm" svg:height="0.803cm" draw:transform="rotate (0.0216420827247297) translate (5.94430555555556cm 0.545041666666667cm)"><draw:text-box><text:p text:style-name="P85"><text:span text:style-name="T54">A</text:span></text:p></draw:text-box></draw:frame><draw:frame draw:style-name="gr30" draw:text-style-name="P94" svg:width="0.227cm" svg:height="0.445cm" draw:transform="rotate (0.023387411976724) translate (7.48418055555556cm 0.545041666666667cm)"><draw:text-box><text:p text:style-name="P85"><text:span text:style-name="T54">E</text:span></text:p></draw:text-box></draw:frame><draw:frame draw:style-name="gr31" draw:text-style-name="P94" svg:width="0.246cm" svg:height="0.415cm" draw:transform="rotate (0.0214675497995303) translate (8.71184722222222cm 0.545041666666667cm)"><draw:text-box><text:p text:style-name="P85"><text:span text:style-name="T54">B</text:span></text:p></draw:text-box></draw:frame><draw:frame draw:style-name="gr32" draw:text-style-name="P94" svg:width="0.249cm" svg:height="0.445cm" draw:transform="rotate (0.0282743338823081) translate (7.18784722222222cm 1.66511111111111cm)"><draw:text-box><text:p text:style-name="P85"><text:span text:style-name="T54">C</text:span></text:p></draw:text-box></draw:frame><draw:frame draw:style-name="gr33" draw:text-style-name="P94" svg:width="0.276cm" svg:height="0.415cm" draw:transform="rotate (0.0191986217719376) translate (6.70630555555556cm 2.32127777777778cm)"><draw:text-box><text:p text:style-name="P85"><text:span text:style-name="T54">D</text:span></text:p></draw:text-box></draw:frame><draw:polygon draw:style-name="gr34" draw:text-style-name="P95" svg:width="2.604cm" svg:height="0.622cm" svg:x="6.075cm" svg:y="1.023cm" svg:viewBox="0 0 2605 623" draw:points="0,0 2605,0 1117,623"><text:p/></draw:polygon><draw:polyline draw:style-name="gr34" draw:text-style-name="P95" svg:width="1.488cm" svg:height="1.243cm" svg:x="6.075cm" svg:y="1.023cm" svg:viewBox="0 0 1489 1244" draw:points="0,0 743,1244 1489,0"><text:p/></draw:polyline></draw:g> ABC et ADC sont deux triangles. E est le point d’intersection des droites <text:line-break/>(DC) et (AB).</text:h>
        </text:list-item>
      </text:list>
      <text:list xml:id="list90739220623564" text:continue-list="list90738458269255" text:style-name="_5f_Numérotation_20_des_20_exercices_20_livrets">
        <text:list-header>
          <text:h text:style-name="P84" text:outline-level="1"><text:span text:style-name="T29">Complète par </text:span><text:span text:style-name="T29">, </text:span><text:span text:style-name="T29"> ou </text:span><text:span text:style-name="T9">=</text:span><text:span text:style-name="T29">.</text:span></text:h>
        </text:list-header>
      </text:list>
      <text:section text:style-name="Sect3" text:name="Section20">
        <text:list xml:id="list90739566757178" text:continue-list="list90738053299127" text:style-name="liste_5f_abc">
          <text:list-item text:start-value="1">
            <text:p text:style-name="P70"><text:tab/>AD<text:span text:style-name="T28"> ....... </text:span>AC <text:span text:style-name="T31"></text:span> CD</text:p>
          </text:list-item>
          <text:list-item>
            <text:p text:style-name="P71"><text:tab/>BE <text:span text:style-name="T31"></text:span> EA<text:span text:style-name="T28"> ....... </text:span>BA</text:p>
          </text:list-item>
          <text:list-item>
            <text:p text:style-name="P71"><text:tab/>CA<text:span text:style-name="T28"> ....... </text:span>CB <text:span text:style-name="T31"></text:span> BA</text:p>
          </text:list-item>
          <text:list-item>
            <text:p text:style-name="P71"><text:tab/>BC <text:span text:style-name="T31"></text:span> CA<text:span text:style-name="T28"> ....... </text:span>BA</text:p>
          </text:list-item>
          <text:list-item>
            <text:p text:style-name="P70"><text:tab/>DE <text:span text:style-name="T31"></text:span> EC<text:span text:style-name="T28"> ....... </text:span>DC</text:p>
          </text:list-item>
          <text:list-item>
            <text:p text:style-name="P71"><text:tab/>DE<text:span text:style-name="T28"> ....... </text:span>DC <text:span text:style-name="T31"></text:span> CE</text:p>
          </text:list-item>
          <text:list-item>
            <text:p text:style-name="P71"><text:tab/>CE <text:span text:style-name="T31"></text:span> EA<text:span text:style-name="T28"> ....... </text:span>CA</text:p>
          </text:list-item>
          <text:list-item>
            <text:p text:style-name="P71"><text:tab/>AE<text:span text:style-name="T28"> .......</text:span><text:span text:style-name="T14"> AB</text:span><text:span text:style-name="T13"> </text:span><text:span text:style-name="T31"></text:span> BE</text:p>
          </text:list-item>
        </text:list>
      </text:section>
      <text:list xml:id="list90739075473605" text:continue-list="list90738926176849" text:style-name="Num_5f_Exo">
        <text:list-item>
          <text:h text:style-name="P57" text:outline-level="1"> Dans chaque cas, indique si les points A, B et C sont alignés. Justifie.</text:h>
        </text:list-item>
      </text:list>
      <table:table table:name="Tableau1" table:style-name="Tableau1">
        <table:table-column table:style-name="Tableau1.A"/>
        <table:table-column table:style-name="Tableau1.B" table:number-columns-repeated="2"/>
        <table:table-column table:style-name="Tableau1.D"/>
        <table:table-header-rows>
          <table:table-row table:style-name="Tableau1.1">
            <table:table-cell table:style-name="Tableau1.A1" office:value-type="string">
              <text:list xml:id="list90738147100344" text:continue-list="list90739220623564" text:style-name="_5f_Numérotation_20_des_20_exercices_20_livrets">
                <text:list-item>
                  <text:list>
                    <text:list-header>
                      <text:p text:style-name="P67"/>
                    </text:list-header>
                  </text:list>
                </text:list-item>
              </text:list>
            </table:table-cell>
            <table:table-cell table:style-name="Tableau1.B1" office:value-type="string">
              <text:p text:style-name="P35">AB</text:p>
            </table:table-cell>
            <table:table-cell table:style-name="Tableau1.B1" office:value-type="string">
              <text:p text:style-name="P35">BC</text:p>
            </table:table-cell>
            <table:table-cell table:style-name="Tableau1.D1" office:value-type="string">
              <text:p text:style-name="P35">AC</text:p>
            </table:table-cell>
          </table:table-row>
        </table:table-header-rows>
        <table:table-row table:style-name="Tableau1.1">
          <table:table-cell table:style-name="Tableau1.A4" office:value-type="string">
            <text:list xml:id="list90738088604117" text:continue-list="list90739566757178" text:style-name="liste_5f_abc">
              <text:list-item text:start-value="1">
                <text:p text:style-name="P68"/>
              </text:list-item>
            </text:list>
          </table:table-cell>
          <table:table-cell table:style-name="Tableau1.C4" office:value-type="string">
            <text:p text:style-name="P36">14 cm</text:p>
          </table:table-cell>
          <table:table-cell table:style-name="Tableau1.C4" office:value-type="string">
            <text:p text:style-name="P36">7 cm</text:p>
          </table:table-cell>
          <table:table-cell table:style-name="Tableau1.D2" office:value-type="string">
            <text:p text:style-name="P36">9 cm</text:p>
          </table:table-cell>
        </table:table-row>
        <table:table-row table:style-name="Tableau1.1">
          <table:table-cell table:style-name="Tableau1.A4" office:value-type="string">
            <text:list xml:id="list90739687487449" text:continue-numbering="true" text:style-name="liste_5f_abc">
              <text:list-item>
                <text:p text:style-name="P68"/>
              </text:list-item>
            </text:list>
          </table:table-cell>
          <table:table-cell table:style-name="Tableau1.C4" office:value-type="string">
            <text:p text:style-name="P36">5,5 m</text:p>
          </table:table-cell>
          <table:table-cell table:style-name="Tableau1.C4" office:value-type="string">
            <text:p text:style-name="P36">4 m</text:p>
          </table:table-cell>
          <table:table-cell table:style-name="Tableau1.D3" office:value-type="string">
            <text:p text:style-name="P36">9,5 m</text:p>
          </table:table-cell>
        </table:table-row>
        <table:table-row table:style-name="Tableau1.1">
          <table:table-cell table:style-name="Tableau1.A4" office:value-type="string">
            <text:list xml:id="list90739362569874" text:continue-numbering="true" text:style-name="liste_5f_abc">
              <text:list-item>
                <text:p text:style-name="P68"/>
              </text:list-item>
            </text:list>
          </table:table-cell>
          <table:table-cell table:style-name="Tableau1.C4" office:value-type="string">
            <text:p text:style-name="P36">4,5 dm</text:p>
          </table:table-cell>
          <table:table-cell table:style-name="Tableau1.C4" office:value-type="string">
            <text:p text:style-name="P36">91 cm</text:p>
          </table:table-cell>
          <table:table-cell table:style-name="Tableau1.D4" office:value-type="string">
            <text:p text:style-name="P36">46 cm</text:p>
          </table:table-cell>
        </table:table-row>
      </table:table>
      <text:list xml:id="list90739546421802" text:continue-list="list90739362569874" text:style-name="liste_5f_abc">
        <text:list-item text:start-value="1">
          <text:p text:style-name="P78"><text:tab/></text:p>
        </text:list-item>
        <text:list-item>
          <text:p text:style-name="P78"><text:tab/></text:p>
        </text:list-item>
        <text:list-item>
          <text:p text:style-name="P78"><text:tab/></text:p>
        </text:list-item>
      </text:list>
      <text:list xml:id="list90738205190656" text:continue-list="list90739075473605" text:style-name="Num_5f_Exo">
        <text:list-item>
          <text:h text:style-name="Exo_5f_Num" text:outline-level="1"> <text:span text:style-name="T48">Indique si chacun des triangles est constructible. Justifie.</text:span></text:h>
        </text:list-item>
      </text:list>
      <text:p text:style-name="P40"><draw:g text:anchor-type="paragraph" draw:z-index="18" draw:style-name="gr1"><draw:frame draw:style-name="gr13" draw:text-style-name="P91" svg:width="1.138cm" svg:height="0.433cm" svg:x="1.129cm" svg:y="1.825cm"><draw:text-box><text:p text:style-name="P85"><text:span text:style-name="T56">5 cm</text:span></text:p></draw:text-box></draw:frame><draw:frame draw:style-name="gr14" draw:text-style-name="P91" svg:width="1.138cm" svg:height="0.431cm" draw:transform="rotate (0.320267917740959) translate (1.62277777777778cm 0.873125cm)"><draw:text-box><text:p text:style-name="P85"><text:span text:style-name="T56">11 cm</text:span></text:p></draw:text-box></draw:frame><draw:frame draw:style-name="gr15" draw:text-style-name="P91" svg:width="1.161cm" svg:height="0.422cm" draw:transform="rotate (0.84020150191007) translate (3.01977777777778cm 1.58044444444444cm)"><draw:text-box><text:p text:style-name="P85"><text:span text:style-name="T56">5 cm</text:span></text:p></draw:text-box></draw:frame><draw:frame draw:style-name="gr16" draw:text-style-name="P88" svg:width="0.309cm" svg:height="0.415cm" svg:x="3.967cm" svg:y="0.199cm"><draw:text-box><text:p text:style-name="P85"><text:span text:style-name="T54">M</text:span></text:p></draw:text-box></draw:frame><draw:frame draw:style-name="gr17" draw:text-style-name="P88" svg:width="0.209cm" svg:height="0.415cm" svg:x="0cm" svg:y="1.61cm"><draw:text-box><text:p text:style-name="P85"><text:span text:style-name="T54">N</text:span></text:p></draw:text-box></draw:frame><draw:frame draw:style-name="gr18" draw:text-style-name="P88" svg:width="0.197cm" svg:height="0.415cm" svg:x="2.674cm" svg:y="1.818cm"><draw:text-box><text:p text:style-name="P85"><text:span text:style-name="T54">P</text:span></text:p></draw:text-box></draw:frame><draw:path draw:style-name="gr8" draw:text-style-name="P89" svg:width="3.55cm" svg:height="1.285cm" svg:x="0.344cm" svg:y="0.517cm" svg:viewBox="0 0 3551 1286" svg:d="M0 1286c136-124 312-159 483-185s304-92 455-166c161-76 251-42 394-152s427-180 598-222 321-122 483-171 339-53 499-131 328-127 482-222l157-37"><text:p/></draw:path><draw:path draw:style-name="gr8" draw:text-style-name="P89" svg:width="2.331cm" svg:height="0.055cm" svg:x="0.36cm" svg:y="1.764cm" svg:viewBox="0 0 2332 56" svg:d="M0 34c166-34 339 0 508-2s393-32 559 0c155 61 249-14 415 0s314-21 479-14l163-18 160 18 48 14"><text:p/></draw:path><draw:path draw:style-name="gr8" draw:text-style-name="P89" svg:width="1.2cm" svg:height="1.281cm" svg:x="2.693cm" svg:y="0.517cm" svg:viewBox="0 0 1201 1282" svg:d="M0 1282c206-173 314-208 413-391 107-198 328-325 471-482l144-171 129-166 44-72"><text:p/></draw:path></draw:g><text:span text:style-name="Bold_5f_niv1">a.</text:span><text:span text:style-name="Bold_5f_niv1"><text:span text:style-name="T15"><text:tab/></text:span></text:span><text:span text:style-name="_5f_pointillés_20_gris"><text:span text:style-name="T40"><text:tab/></text:span></text:span></text:p>
      <text:p text:style-name="P44"><text:span text:style-name="Bold_5f_niv1"><text:span text:style-name="T18"><text:tab/></text:span></text:span><text:span text:style-name="_5f_pointillés_20_gris"><text:span text:style-name="T39"><text:tab/></text:span></text:span></text:p>
      <text:p text:style-name="P44"><text:span text:style-name="Bold_5f_niv1"><text:span text:style-name="T18"><text:tab/></text:span></text:span><text:span text:style-name="_5f_pointillés_20_gris"><text:span text:style-name="T39"><text:tab/></text:span></text:span></text:p>
      <text:p text:style-name="P46"><text:span text:style-name="Bold_5f_niv1"><text:span text:style-name="T19"><text:tab/></text:span></text:span><text:span text:style-name="_5f_pointillés_20_gris"><text:span text:style-name="T40"><text:tab/></text:span></text:span></text:p>
      <text:p text:style-name="P50"><text:span text:style-name="Bold_5f_niv1"><text:span text:style-name="T37">b</text:span></text:span><text:span text:style-name="Bold_5f_niv1"><text:span text:style-name="T49">.</text:span></text:span><text:span text:style-name="Bold_5f_niv1"><text:span text:style-name="T16"><text:tab/></text:span></text:span><text:span text:style-name="_5f_pointillés_20_gris"><text:span text:style-name="T41"><text:tab/></text:span></text:span></text:p>
      <text:p text:style-name="P44"><draw:g text:anchor-type="paragraph" draw:z-index="19" draw:style-name="gr1"><draw:frame draw:style-name="gr9" draw:text-style-name="P90" svg:width="1.482cm" svg:height="0.414cm" svg:x="1.577cm" svg:y="1.127cm"><draw:text-box><text:p text:style-name="P85"><text:span text:style-name="T55">15 cm</text:span></text:p></draw:text-box></draw:frame><draw:frame draw:style-name="gr9" draw:text-style-name="P90" svg:width="1.239cm" svg:height="0.414cm" draw:transform="rotate (0.357792496658837) translate (0.79375cm 0.553861111111111cm)"><draw:text-box><text:p text:style-name="P85"><text:span text:style-name="T55">9 cm</text:span></text:p></draw:text-box></draw:frame><draw:frame draw:style-name="gr9" draw:text-style-name="P90" svg:width="1.333cm" svg:height="0.414cm" draw:transform="rotate (-0.324631240870946) translate (2.778125cm 0.336902777777778cm)"><draw:text-box><text:p text:style-name="P85"><text:span text:style-name="T55">8 cm</text:span></text:p></draw:text-box></draw:frame><draw:frame draw:style-name="gr10" draw:text-style-name="P88" svg:width="0.246cm" svg:height="0.414cm" svg:x="1.905cm" svg:y="0cm"><draw:text-box><text:p text:style-name="P85"><text:span text:style-name="T54">U</text:span></text:p></draw:text-box></draw:frame><draw:frame draw:style-name="gr11" draw:text-style-name="P88" svg:width="0.225cm" svg:height="0.414cm" svg:x="0cm" svg:y="0.91cm"><draw:text-box><text:p text:style-name="P85"><text:span text:style-name="T54">V</text:span></text:p></draw:text-box></draw:frame><draw:frame draw:style-name="gr12" draw:text-style-name="P88" svg:width="0.327cm" svg:height="0.414cm" svg:x="3.974cm" svg:y="0.91cm"><draw:text-box><text:p text:style-name="P85"><text:span text:style-name="T54">W</text:span></text:p></draw:text-box></draw:frame><draw:path draw:style-name="gr8" draw:text-style-name="P89" svg:width="1.676cm" svg:height="0.666cm" svg:x="0.376cm" svg:y="0.408cm" svg:viewBox="0 0 1677 667" svg:d="M0 667c169-80 323-208 506-237 177-21 372-60 519-148 173-107 340-106 501-217l151-65"><text:p/></draw:path><draw:path draw:style-name="gr8" draw:text-style-name="P89" svg:width="1.758cm" svg:height="0.669cm" svg:x="2.032cm" svg:y="0.408cm" svg:viewBox="0 0 1759 670" svg:d="M0 0c159 79 349 125 519 180s342 108 504 183c173 82 356 104 510 219l166 49 60 39"><text:p/></draw:path><draw:path draw:style-name="gr8" draw:text-style-name="P89" svg:width="3.398cm" svg:height="0.053cm" svg:x="0.411cm" svg:y="1.043cm" svg:viewBox="0 0 3399 54" svg:d="M0 21c166 0 335 5 504 0s343-21 507 2c173 39 338-23 504 12s339 9 506 18c175 7 350-37 524-32s335-21 505 0h169 171l9-21"><text:p/></draw:path></draw:g><text:span text:style-name="Bold_5f_niv1"><text:span text:style-name="T18"><text:tab/></text:span></text:span><text:span text:style-name="_5f_pointillés_20_gris"><text:span text:style-name="T39"><text:tab/></text:span></text:span></text:p>
      <text:p text:style-name="P44"><text:span text:style-name="Bold_5f_niv1"><text:span text:style-name="T18"><text:tab/></text:span></text:span><text:span text:style-name="_5f_pointillés_20_gris"><text:span text:style-name="T39"><text:tab/></text:span></text:span></text:p>
      <text:p text:style-name="P46"><text:span text:style-name="Bold_5f_niv1"><text:span text:style-name="T19"><text:tab/></text:span></text:span><text:span text:style-name="_5f_pointillés_20_gris"><text:span text:style-name="T40"><text:tab/></text:span></text:span></text:p>
      <text:p text:style-name="P51"><draw:g text:anchor-type="paragraph" draw:z-index="20" draw:style-name="gr1"><draw:frame draw:style-name="gr2" draw:text-style-name="P86" svg:width="1.43cm" svg:height="1.027cm" draw:transform="rotate (-1.16186568305263) translate (2.48708333333333cm 1.23825cm)"><draw:text-box><text:p text:style-name="P85"><text:span text:style-name="T53">2,2 cm</text:span></text:p></draw:text-box></draw:frame><draw:line draw:style-name="gr3" draw:text-style-name="P87" svg:x1="1.57cm" svg:y1="1.995cm" svg:x2="1.723cm" svg:y2="2.184cm"><text:p/></draw:line><draw:line draw:style-name="gr3" draw:text-style-name="P87" svg:x1="1.616cm" svg:y1="1.928cm" svg:x2="1.773cm" svg:y2="2.12cm"><text:p/></draw:line><draw:line draw:style-name="gr3" draw:text-style-name="P87" svg:x1="2.397cm" svg:y1="1.953cm" svg:x2="2.281cm" svg:y2="2.144cm"><text:p/></draw:line><draw:line draw:style-name="gr3" draw:text-style-name="P87" svg:x1="2.433cm" svg:y1="2.053cm" svg:x2="2.318cm" svg:y2="2.242cm"><text:p/></draw:line><draw:frame draw:style-name="gr4" draw:text-style-name="P86" svg:width="1.285cm" svg:height="0.415cm" draw:transform="rotate (-0.00418879020478726) translate (1.45697222222222cm 2.794cm)"><draw:text-box><text:p text:style-name="P85"><text:span text:style-name="T53">4,5 cm</text:span></text:p></draw:text-box></draw:frame><draw:frame draw:style-name="gr5" draw:text-style-name="P88" svg:width="0.47cm" svg:height="0.415cm" svg:x="1.884cm" svg:y="0.764cm"><draw:text-box><text:p text:style-name="P85"><text:span text:style-name="T54">N</text:span></text:p></draw:text-box></draw:frame><draw:frame draw:style-name="gr6" draw:text-style-name="P88" svg:width="0.429cm" svg:height="0.415cm" svg:x="0.97cm" svg:y="2.593cm"><draw:text-box><text:p text:style-name="P85"><text:span text:style-name="T54">G</text:span></text:p></draw:text-box></draw:frame><draw:frame draw:style-name="gr7" draw:text-style-name="P88" svg:width="0.449cm" svg:height="0.415cm" svg:x="2.714cm" svg:y="2.567cm"><draw:text-box><text:p text:style-name="P85"><text:span text:style-name="T54">O</text:span></text:p></draw:text-box></draw:frame><draw:path draw:style-name="gr8" draw:text-style-name="P89" svg:width="0.592cm" svg:height="1.565cm" svg:x="1.399cm" svg:y="1.21cm" svg:viewBox="0 0 593 1566" svg:d="M0 1566c30-195 185-344 228-529s111-361 194-529l54-176 53-177 64-155"><text:p/></draw:path><draw:path draw:style-name="gr8" draw:text-style-name="P89" svg:width="1.216cm" svg:height="0.043cm" svg:x="1.379cm" svg:y="2.725cm" svg:viewBox="0 0 1217 44" svg:d="M0 44c183-16 356-44 543-44 182 14 365 0 547 0l127 11"><text:p/></draw:path><draw:path draw:style-name="gr8" draw:text-style-name="P89" svg:width="0.581cm" svg:height="1.551cm" svg:x="1.997cm" svg:y="1.203cm" svg:viewBox="0 0 582 1552" svg:d="M0 0c56 185 168 347 229 529s141 351 212 529l72 178 34 175 35 141"><text:p/></draw:path></draw:g><text:span text:style-name="Bold_5f_niv1"><text:span text:style-name="T37">c</text:span></text:span><text:span text:style-name="Bold_5f_niv1"><text:span text:style-name="T50">.</text:span></text:span><text:span text:style-name="Bold_5f_niv1"><text:span text:style-name="T16"><text:tab/></text:span></text:span><text:span text:style-name="_5f_pointillés_20_gris"><text:span text:style-name="T41"><text:tab/></text:span></text:span></text:p>
      <text:p text:style-name="P45"><text:span text:style-name="Bold_5f_niv1"><text:span text:style-name="T18"><text:tab/></text:span></text:span><text:span text:style-name="_5f_pointillés_20_gris"><text:span text:style-name="T39"><text:tab/></text:span></text:span></text:p>
      <text:p text:style-name="P45"><text:span text:style-name="Bold_5f_niv1"><text:span text:style-name="T18"><text:tab/></text:span></text:span><text:span text:style-name="_5f_pointillés_20_gris"><text:span text:style-name="T39"><text:tab/></text:span></text:span></text:p>
      <text:p text:style-name="P47"><text:span text:style-name="Bold_5f_niv1"><text:span text:style-name="T19"><text:tab/></text:span></text:span><text:span text:style-name="_5f_pointillés_20_gris"><text:span text:style-name="T40"><text:tab/></text:span></text:span></text:p>
      <text:p text:style-name="P51"><text:span text:style-name="Bold_5f_niv1"><text:span text:style-name="T37">d</text:span></text:span><text:span text:style-name="Bold_5f_niv1"><text:span text:style-name="T50">.</text:span></text:span><text:span text:style-name="T17"> </text:span><text:span text:style-name="T23">Le t</text:span><text:span text:style-name="T25">riangle GHI tel que</text:span><text:span text:style-name="T22"> :<text:tab/></text:span><text:span text:style-name="_5f_pointillés_20_gris"><text:span text:style-name="T45"><text:tab/></text:span></text:span></text:p>
      <text:p text:style-name="P53">GH<text:tab/><text:span text:style-name="T9">=</text:span> 6 cm<text:span text:style-name="_5f_pointillés_20_gris"><text:span text:style-name="T39"><text:tab/><text:tab/></text:span></text:span></text:p>
      <text:p text:style-name="P53"><text:s/>GI<text:tab/><text:span text:style-name="T8">=</text:span> 5 cm<text:span text:style-name="_5f_pointillés_20_gris"><text:span text:style-name="T39"><text:tab/></text:span></text:span><text:span text:style-name="_5f_pointillés_20_gris"><text:span text:style-name="T40"><text:tab/></text:span></text:span></text:p>
      <text:p text:style-name="P53"><text:span text:style-name="Bold_5f_niv1"><text:span text:style-name="T20"><text:s/>HI<text:tab/></text:span></text:span><text:span text:style-name="Bold_5f_niv1"><text:span text:style-name="T21">=</text:span></text:span><text:span text:style-name="Bold_5f_niv1"><text:span text:style-name="T20"> 8 cm</text:span></text:span><text:span text:style-name="_5f_pointillés_20_gris"><text:span text:style-name="T46"><text:tab/></text:span></text:span><text:span text:style-name="_5f_pointillés_20_gris"><text:span text:style-name="T41"><text:tab/></text:span></text:span></text:p>
      <text:p text:style-name="P49"><text:span text:style-name="Bold_5f_niv1"><text:span text:style-name="T20"><text:tab/><text:tab/></text:span></text:span><text:span text:style-name="_5f_pointillés_20_gris"><text:tab/></text:span></text:p>
      <text:p text:style-name="P52"><text:span text:style-name="Bold_5f_niv1"><text:span text:style-name="T37">e</text:span></text:span><text:span text:style-name="Bold_5f_niv1"><text:span text:style-name="T51">.</text:span></text:span><text:span text:style-name="T17"> </text:span><text:span text:style-name="T23">Le t</text:span><text:span text:style-name="T25">riangle </text:span><text:span text:style-name="T23">S</text:span><text:span text:style-name="T24">NV</text:span><text:span text:style-name="T25"> tel que</text:span><text:span text:style-name="T22"> :<text:tab/></text:span><text:span text:style-name="_5f_pointillés_20_gris"><text:span text:style-name="T45"><text:tab/></text:span></text:span></text:p>
      <text:p text:style-name="P53">SN<text:tab/><text:span text:style-name="T8">=</text:span> 5,01 cm<text:span text:style-name="_5f_pointillés_20_gris"><text:span text:style-name="T39"><text:tab/><text:tab/></text:span></text:span></text:p>
      <text:p text:style-name="P53"><text:span text:style-name="T51">S</text:span>V<text:tab/><text:span text:style-name="T8">=</text:span> 4,9 cm<text:span text:style-name="_5f_pointillés_20_gris"><text:span text:style-name="T39"><text:tab/></text:span></text:span><text:span text:style-name="_5f_pointillés_20_gris"><text:span text:style-name="T40"><text:tab/></text:span></text:span></text:p>
      <text:p text:style-name="P53"><text:span text:style-name="Bold_5f_niv1"><text:span text:style-name="T20">NV<text:tab/></text:span></text:span><text:span text:style-name="Bold_5f_niv1"><text:span text:style-name="T21">=</text:span></text:span><text:span text:style-name="Bold_5f_niv1"><text:span text:style-name="T20"> 1,1 mm</text:span></text:span><text:span text:style-name="_5f_pointillés_20_gris"><text:span text:style-name="T46"><text:tab/></text:span></text:span><text:span text:style-name="_5f_pointillés_20_gris"><text:span text:style-name="T41"><text:tab/></text:span></text:span></text:p>
      <text:p text:style-name="P48"><text:span text:style-name="Bold_5f_niv1"><text:span text:style-name="T20"><text:tab/><text:tab/></text:span></text:span><text:span text:style-name="_5f_pointillés_20_gris"><text:span text:style-name="T40"><text:tab/></text:span></text:span></text:p>
      <text:list xml:id="list90738527058339" text:continue-numbering="true" text:style-name="Num_5f_Exo">
        <text:list-item>
          <text:h text:style-name="P58" text:outline-level="1"> Sébastien veut construire un triangle FOU dont il connaît les longueurs OU et FU. Parmi les longueurs proposées pour le côté [OF], entoure la (ou les) mesure(s) possible(s).</text:h>
        </text:list-item>
      </text:list>
      <table:table table:name="Tableau2" table:style-name="Tableau2">
        <table:table-column table:style-name="Tableau2.A"/>
        <table:table-column table:style-name="Tableau2.B"/>
        <table:table-column table:style-name="Tableau2.C"/>
        <table:table-column table:style-name="Tableau2.D" table:number-columns-repeated="2"/>
        <table:table-column table:style-name="Tableau2.F"/>
        <table:table-row table:style-name="Tableau2.1">
          <table:table-cell table:style-name="Tableau2.A1" office:value-type="string">
            <text:p text:style-name="P27"/>
          </table:table-cell>
          <table:table-cell table:style-name="Tableau2.B1" office:value-type="string">
            <text:p text:style-name="P28">OU</text:p>
          </table:table-cell>
          <table:table-cell table:style-name="Tableau2.C1" office:value-type="string">
            <text:p text:style-name="P28">FU</text:p>
          </table:table-cell>
          <table:table-cell table:style-name="Tableau2.D1" table:number-columns-spanned="3" office:value-type="string">
            <text:p text:style-name="P28">OF</text:p>
          </table:table-cell>
          <table:covered-table-cell/>
          <table:covered-table-cell/>
        </table:table-row>
        <table:table-row table:style-name="Tableau2.2">
          <table:table-cell table:style-name="Tableau2.A1" office:value-type="string">
            <text:list xml:id="list90738780432523" text:continue-list="list90739546421802" text:style-name="liste_5f_abc">
              <text:list-item text:start-value="1">
                <text:p text:style-name="P69"/>
              </text:list-item>
            </text:list>
          </table:table-cell>
          <table:table-cell table:style-name="Tableau2.B2" office:value-type="float" office:value="15">
            <text:p text:style-name="P36">15</text:p>
          </table:table-cell>
          <table:table-cell table:style-name="Tableau2.C2" office:value-type="float" office:value="7">
            <text:p text:style-name="P36">7</text:p>
          </table:table-cell>
          <table:table-cell table:style-name="Tableau2.D2" office:value-type="float" office:value="5">
            <text:p text:style-name="P36">5</text:p>
          </table:table-cell>
          <table:table-cell table:style-name="Tableau2.E2" office:value-type="float" office:value="9">
            <text:p text:style-name="P36">9</text:p>
          </table:table-cell>
          <table:table-cell table:style-name="Tableau2.F2" office:value-type="float" office:value="10">
            <text:p text:style-name="P36">10</text:p>
          </table:table-cell>
        </table:table-row>
        <table:table-row table:style-name="Tableau2.2">
          <table:table-cell table:style-name="Tableau2.A1" office:value-type="string">
            <text:list xml:id="list90739450506355" text:continue-numbering="true" text:style-name="liste_5f_abc">
              <text:list-item>
                <text:p text:style-name="P69"/>
              </text:list-item>
            </text:list>
          </table:table-cell>
          <table:table-cell table:style-name="Tableau2.B3" office:value-type="float" office:value="11">
            <text:p text:style-name="P36">11</text:p>
          </table:table-cell>
          <table:table-cell table:style-name="Tableau2.C3" office:value-type="float" office:value="9">
            <text:p text:style-name="P36">9</text:p>
          </table:table-cell>
          <table:table-cell table:style-name="Tableau2.D3" office:value-type="float" office:value="1">
            <text:p text:style-name="P36">1</text:p>
          </table:table-cell>
          <table:table-cell table:style-name="Tableau2.E3" office:value-type="float" office:value="14">
            <text:p text:style-name="P36">14</text:p>
          </table:table-cell>
          <table:table-cell table:style-name="Tableau2.F3" office:value-type="float" office:value="21">
            <text:p text:style-name="P36">21</text:p>
          </table:table-cell>
        </table:table-row>
        <table:table-row table:style-name="Tableau2.2">
          <table:table-cell table:style-name="Tableau2.A1" office:value-type="string">
            <text:list xml:id="list90739239956521" text:continue-numbering="true" text:style-name="liste_5f_abc">
              <text:list-item>
                <text:p text:style-name="P69"/>
              </text:list-item>
            </text:list>
          </table:table-cell>
          <table:table-cell table:style-name="Tableau2.B4" office:value-type="float" office:value="9.4">
            <text:p text:style-name="P36">9,4</text:p>
          </table:table-cell>
          <table:table-cell table:style-name="Tableau2.C4" office:value-type="string">
            <text:p text:style-name="P36">4,6</text:p>
          </table:table-cell>
          <table:table-cell table:style-name="Tableau2.D4" office:value-type="float" office:value="4.8">
            <text:p text:style-name="P36">4,8</text:p>
          </table:table-cell>
          <table:table-cell table:style-name="Tableau2.E4" office:value-type="float" office:value="13">
            <text:p text:style-name="P36">13</text:p>
          </table:table-cell>
          <table:table-cell table:style-name="Tableau2.F4" office:value-type="float" office:value="14.01">
            <text:p text:style-name="P36">14,01</text:p>
          </table:table-cell>
        </table:table-row>
        <table:table-row table:style-name="Tableau2.2">
          <table:table-cell table:style-name="Tableau2.A1" office:value-type="string">
            <text:list xml:id="list90739497787510" text:continue-numbering="true" text:style-name="liste_5f_abc">
              <text:list-item>
                <text:p text:style-name="P69"/>
              </text:list-item>
            </text:list>
          </table:table-cell>
          <table:table-cell table:style-name="Tableau2.B5" office:value-type="float" office:value="7.6">
            <text:p text:style-name="P36">7,6</text:p>
          </table:table-cell>
          <table:table-cell table:style-name="Tableau2.C5" office:value-type="float" office:value="3.5">
            <text:p text:style-name="P36">3,5</text:p>
          </table:table-cell>
          <table:table-cell table:style-name="Tableau2.D5" office:value-type="float" office:value="4.1">
            <text:p text:style-name="P36">4,1</text:p>
          </table:table-cell>
          <table:table-cell table:style-name="Tableau2.E5" office:value-type="float" office:value="11.01">
            <text:p text:style-name="P36">11,01</text:p>
          </table:table-cell>
          <table:table-cell table:style-name="Tableau2.F5" office:value-type="float" office:value="12">
            <text:p text:style-name="P36">12</text:p>
          </table:table-cell>
        </table:table-row>
      </table:table>
      <text:list xml:id="list90738080994396" text:continue-list="list90738527058339" text:style-name="Num_5f_Exo">
        <text:list-item>
          <text:h text:style-name="P54" text:outline-level="1"><draw:g text:anchor-type="paragraph" draw:z-index="16" draw:style-name="gr20"><draw:frame draw:style-name="gr21" draw:text-style-name="P88" svg:width="0.267cm" svg:height="0.415cm" svg:x="7.173cm" svg:y="2.348cm"><draw:text-box><text:p text:style-name="P85"><text:span text:style-name="T54">U</text:span></text:p></draw:text-box></draw:frame><draw:path draw:style-name="gr8" draw:text-style-name="P89" svg:width="1.195cm" svg:height="0.027cm" svg:x="5.385cm" svg:y="2.506cm" svg:viewBox="0 0 1196 28" svg:d="M0 5c106 0 210 0 310 0s209-5 311 9 203 11 309 0l116 14 104-14 46-14"><text:p/></draw:path><draw:frame draw:style-name="gr22" draw:text-style-name="P88" svg:width="0.267cm" svg:height="0.415cm" svg:x="5.808cm" svg:y="0.52cm"><draw:text-box><text:p text:style-name="P85"><text:span text:style-name="T54">N</text:span></text:p></draw:text-box></draw:frame><draw:frame draw:style-name="gr23" draw:text-style-name="P88" svg:width="0.242cm" svg:height="0.415cm" svg:x="7.909cm" svg:y="0.485cm"><draw:text-box><text:p text:style-name="P85"><text:span text:style-name="T54">S</text:span></text:p></draw:text-box></draw:frame><draw:frame draw:style-name="gr24" draw:text-style-name="P86" svg:width="1.116cm" svg:height="0.376cm" draw:transform="rotate (1.24703775054995) translate (5.159375cm 2.02847222222222cm)"><draw:text-box><text:p text:style-name="P85"><text:span text:style-name="T53">2,5 cm</text:span></text:p></draw:text-box></draw:frame><draw:frame draw:style-name="gr24" draw:text-style-name="P86" svg:width="1.116cm" svg:height="0.376cm" svg:x="7.634cm" svg:y="2.529cm"><draw:text-box><text:p text:style-name="P85"><text:span text:style-name="T53">2,5 cm</text:span></text:p></draw:text-box></draw:frame><draw:frame draw:style-name="gr25" draw:text-style-name="P88" svg:width="0.279cm" svg:height="0.415cm" svg:x="5.099cm" svg:y="2.337cm"><draw:text-box><text:p text:style-name="P85"><text:span text:style-name="T54">O</text:span></text:p></draw:text-box></draw:frame><draw:frame draw:style-name="gr26" draw:text-style-name="P88" svg:width="0.249cm" svg:height="0.415cm" svg:x="6.621cm" svg:y="2.337cm"><draw:text-box><text:p text:style-name="P85"><text:span text:style-name="T54">R</text:span></text:p></draw:text-box></draw:frame><draw:frame draw:style-name="gr27" draw:text-style-name="P88" svg:width="0.276cm" svg:height="0.415cm" svg:x="8.685cm" svg:y="2.321cm"><draw:text-box><text:p text:style-name="P85"><text:span text:style-name="T54">D</text:span></text:p></draw:text-box></draw:frame><draw:path draw:style-name="gr8" draw:text-style-name="P89" svg:width="0.541cm" svg:height="1.643cm" svg:x="5.394cm" svg:y="0.877cm" svg:viewBox="0 0 542 1644" svg:d="M0 1644c60-108 109-205 125-333s92-224 115-350 74-240 134-345c63-119 71-231 104-350l19-116 45-115v-35"><text:p/></draw:path><draw:path draw:style-name="gr8" draw:text-style-name="P89" svg:width="0.622cm" svg:height="1.631cm" svg:x="5.939cm" svg:y="0.882cm" svg:viewBox="0 0 623 1632" svg:d="M0 0c60 108 99 249 148 369s95 231 145 345 30 200 107 302 89 284 150 397l53 115 20 104"><text:p/></draw:path><draw:path draw:style-name="gr8" draw:text-style-name="P89" svg:width="0.539cm" svg:height="1.645cm" svg:x="7.452cm" svg:y="0.855cm" svg:viewBox="0 0 540 1646" svg:d="M0 1646c58-110 109-207 125-335s92-223 115-348 74-240 134-347c65-115 69-231 102-348l20-116 44-117v-35"><text:p/></draw:path><draw:path draw:style-name="gr8" draw:text-style-name="P89" svg:width="0.623cm" svg:height="1.634cm" svg:x="7.999cm" svg:y="0.855cm" svg:viewBox="0 0 624 1635" svg:d="M0 0c60 111 99 254 146 372s97 231 145 346 32 197 109 300 89 286 150 397l51 116 23 104"><text:p/></draw:path><draw:path draw:style-name="gr8" draw:text-style-name="P89" svg:width="1.195cm" svg:height="0.024cm" svg:x="7.44cm" svg:y="2.489cm" svg:viewBox="0 0 1196 25" svg:d="M0 4c104 0 208-2 312 0s207-4 309 12 201 2 309-4l116 13 106-9 44-16"><text:p/></draw:path><draw:path draw:style-name="gr8" draw:text-style-name="P89" svg:width="0.13cm" svg:height="0.145cm" svg:x="5.632cm" svg:y="1.489cm" svg:viewBox="0 0 131 146" svg:d="M0 0c53 39 78 97 123 143l8 3"><text:p/></draw:path><draw:path draw:style-name="gr8" draw:text-style-name="P89" svg:width="0.126cm" svg:height="0.149cm" svg:x="5.618cm" svg:y="1.579cm" svg:viewBox="0 0 127 150" svg:d="M0 0c49 32 55 108 115 129l12 21"><text:p/></draw:path><draw:polyline draw:style-name="gr8" draw:text-style-name="P89" svg:width="0.1cm" svg:height="0.117cm" svg:x="7.687cm" svg:y="1.593cm" svg:viewBox="0 0 101 118" draw:points="0,0 30,44 67,79 101,118"><text:p/></draw:polyline><draw:path draw:style-name="gr8" draw:text-style-name="P89" svg:width="0.114cm" svg:height="0.149cm" svg:x="8.292cm" svg:y="1.637cm" svg:viewBox="0 0 115 150" svg:d="M115 0c-53 21-41 99-94 120l-21 30"><text:p/></draw:path><draw:path draw:style-name="gr8" draw:text-style-name="P89" svg:width="0.13cm" svg:height="0.147cm" svg:x="6.193cm" svg:y="1.572cm" svg:viewBox="0 0 131 148" svg:d="M131 0c-53 39-78 97-126 143l-5 5"><text:p/></draw:path><draw:path draw:style-name="gr8" draw:text-style-name="P89" svg:width="0.126cm" svg:height="0.149cm" svg:x="6.208cm" svg:y="1.646cm" svg:viewBox="0 0 127 150" svg:d="M127 0c-49 32-55 109-113 129l-14 21"><text:p/></draw:path></draw:g><text:soft-page-break/> NOR et SUD sont deux triangles isocèles respectivement en N et <text:line-break/>en S, de même périmètre 10,5 cm. Avec les informations données sur les figures ci-contre, est-il possible de tracer de tels triangles ? Justifie <text:span text:style-name="T38">puis trace les triangles possibles en vraie grandeur.</text:span></text:h>
        </text:list-item>
      </text:list>
      <text:list xml:id="list90739333998955" text:continue-list="list90738147100344" text:style-name="_5f_Numérotation_20_des_20_exercices_20_livrets">
        <text:list-item>
          <text:list>
            <text:list-header>
              <text:p text:style-name="P63"><text:span text:style-name="_5f_pointillés_20_gris"><text:span text:style-name="T40"><text:tab/></text:span></text:span></text:p>
            </text:list-header>
          </text:list>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span></text:p>
      <text:p text:style-name="P26"><text:span text:style-name="corps"><text:span text:style-name="T27"/></text:span></text:p>
      <text:p text:style-name="P26"><text:span text:style-name="corps"><text:span text:style-name="T27"/></text:span></text:p>
      <text:p text:style-name="P26"><text:span text:style-name="corps"><text:span text:style-name="T27"/></text:span></text:p>
      <text:p text:style-name="P26"><text:span text:style-name="corps"><text:span text:style-name="T27"/></text:span></text:p>
      <text:list xml:id="list90738095106294" text:continue-list="list90738080994396" text:style-name="Num_5f_Exo">
        <text:list-item>
          <text:h text:style-name="P59" text:outline-level="1"> Un triangle a deux côtés dont les mesures sont 2 cm et 3 cm.</text:h>
        </text:list-item>
      </text:list>
      <text:list xml:id="list90738504427923" text:continue-list="list90739497787510" text:style-name="liste_5f_abc">
        <text:list-item text:start-value="1">
          <text:p text:style-name="P72">Donne une longueur possible du troisième côté.</text:p>
        </text:list-item>
      </text:list>
      <text:list xml:id="list90739680840918" text:continue-list="list90739333998955" text:style-name="_5f_Numérotation_20_des_20_exercices_20_livrets">
        <text:list-item>
          <text:list>
            <text:list-header>
              <text:p text:style-name="P63"><text:span text:style-name="_5f_pointillés_20_gris"><text:span text:style-name="T40"><text:tab/></text:span></text:span></text:p>
            </text:list-header>
          </text:list>
        </text:list-item>
      </text:list>
      <text:list xml:id="list90738056152350" text:continue-list="list90738504427923" text:style-name="liste_5f_abc">
        <text:list-item>
          <text:p text:style-name="P73"><text:span text:style-name="T29">Il y a plusieurs possibilités pour la longueur de ce troisième côté mais </text:span><text:span text:style-name="T26">Nino</text:span><text:span text:style-name="T29"> affirme que toutes ces longueurs sont comprises entre deux nombres. Quels sont-ils ?</text:span></text:p>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list xml:id="list90739789557452" text:continue-list="list90738095106294" text:style-name="Num_5f_Exo">
        <text:list-item>
          <text:h text:style-name="P60" text:outline-level="1"><text:span text:style-name="T29"> Soit ARN un triangle tel que AR </text:span><text:span text:style-name="T9">=</text:span><text:span text:style-name="T29"> 14 cm et RN </text:span><text:span text:style-name="T9">=</text:span><text:span text:style-name="T29"> 5 cm. Quelles sont les mesures entières, multiples de 5, possibles pour le segment [AN] ?</text:span></text:h>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list xml:id="list90739009257339" text:continue-numbering="true" text:style-name="Num_5f_Exo">
        <text:list-item>
          <text:h text:style-name="P61" text:outline-level="1"><text:span text:style-name="Bold_5f_niv1"><text:span text:style-name="T33"> </text:span></text:span><text:span text:style-name="Bold_5f_niv1">Triangles remarquables</text:span></text:h>
        </text:list-item>
      </text:list>
      <text:list xml:id="list90739635321882" text:continue-list="list90738056152350" text:style-name="liste_5f_abc">
        <text:list-item text:start-value="1">
          <text:p text:style-name="P74">On cherche trois nombres entiers dont la somme est 12. Répertorie tous les trios possibles.</text:p>
        </text:list-item>
      </text:list>
      <text:section text:style-name="Sect4" text:name="Section21">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2"><text:span text:style-name="_5f_pointillés_20_gris"><text:span text:style-name="T42"><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2"><text:span text:style-name="_5f_pointillés_20_gris"><text:span text:style-name="T42"><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2"><text:span text:style-name="_5f_pointillés_20_gris"><text:span text:style-name="T42"><text:tab/></text:span></text:span></text:p>
      </text:section>
      <text:p text:style-name="P42">On cherche maintenant tous les triangles dont les mesures des côtés sont des nombres entiers et dont le périmètre est 12 unités de longueur.</text:p>
      <text:list xml:id="list90739146094975" text:continue-numbering="true" text:style-name="liste_5f_abc">
        <text:list-item>
          <text:p text:style-name="P75">Quel lien y a-t-il avec la question <text:span text:style-name="T36">a.</text:span><text:span text:style-name="T33"> ?</text:span></text:p>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3"><text:tab/></text:span></text:span></text:p>
      <text:list xml:id="list90739052880175" text:continue-numbering="true" text:style-name="liste_5f_abc">
        <text:list-item>
          <text:p text:style-name="P76">Barre au crayon gris les trios que l’on peut éliminer. Justifie pourquoi.</text:p>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1"><text:span text:style-name="_5f_pointillés_20_gris"><text:span text:style-name="T44"><text:tab/></text:span></text:span></text:p>
      <text:list xml:id="list90739173664971" text:continue-numbering="true" text:style-name="liste_5f_abc">
        <text:list-item>
          <text:p text:style-name="P76">Quels sont les triangles cherchés ? </text:p>
        </text:list-item>
      </text:list>
      <text:list xml:id="list90738705175350" text:continue-list="list90739680840918" text:style-name="_5f_Numérotation_20_des_20_exercices_20_livrets">
        <text:list-item>
          <text:list>
            <text:list-header>
              <text:p text:style-name="P63"><text:span text:style-name="_5f_pointillés_20_gris"><text:span text:style-name="T40"><text:tab/></text:span></text:span></text:p>
            </text:list-header>
          </text:list>
        </text:list-item>
      </text:list>
      <text:list xml:id="list90739840052956" text:continue-list="list90739173664971" text:style-name="liste_5f_abc">
        <text:list-item>
          <text:p text:style-name="P77">Qu’ont-ils de remarquable<text:span text:style-name="T47">s</text:span> ? Construis-les <text:span text:style-name="T52">sur ton cahier de brouillon</text:span> en prenant un centimètre pour unité de longueur si nécessaire. </text:p>
        </text:list-item>
      </text:list>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0"><text:tab/></text:span></text:span></text:p>
      <text:p text:style-name="P30"><text:span text:style-name="_5f_pointillés_20_gris"><text:span text:style-name="T43"><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3bede3" officeooo:paragraph-rsid="003bede3"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38b99f"/>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4_20_impaire_20__28_D_29_" style:display-name="_Fiche éditeur série 4 impaire (D)" style:page-layout-name="Mpm11"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10"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5_20_paire_20__28_D_29_" style:display-name="_Fiche éditeur série 5 paire (D)" style:page-layout-name="Mpm12"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éditeur_20_synthèse_20_impaire_20__28_D_29_" style:display-name="_Fiche éditeur synthèse impaire (D)" style:page-layout-name="Mpm11" style:next-style-name="_5f_Fiche_20_éditeur_20_synthèse_20_paire_20__28_G_29_">
      <style:header>
        <text:p text:style-name="MP10">Synthèse</text:p>
      </style:header>
      <style:footer>
        <text:p text:style-name="MP6">Chapitre ? : ...</text:p>
      </style:footer>
      <style:footer-left>
        <text:p text:style-name="MP22"/>
      </style:footer-left>
    </style:master-page>
    <style:master-page style:name="_5f_Fiche_20_éditeur_20_série_20_3_20_paire_20__28_G_29_" style:display-name="_Fiche éditeur série 3 paire (G)" style:page-layout-name="Mpm10" style:next-style-name="_5f_Fiche_20_éditeur_20_série_20_3_20_impaire_20__28_D_29_">
      <style:header>
        <text:p text:style-name="MP10">Série 3 : ???</text:p>
      </style:header>
      <style:footer>
        <text:p text:style-name="MP13">Chapitre ? : ...</text:p>
      </style:footer>
    </style:master-page>
    <style:master-page style:name="_5f_Fiche_20_éditeur_20_synthèse_20_paire_20__28_G_29_" style:display-name="_Fiche éditeur synthèse paire (G)" style:page-layout-name="Mpm10"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5">Série 2</text:span></text:p></draw:text-box></draw:frame><draw:line text:anchor-type="paragraph" draw:z-index="9" draw:style-name="Mgr3" draw:text-style-name="MP28" svg:x1="12.857cm" svg:y1="0.36cm" svg:x2="20.5cm" svg:y2="0.36cm"><text:p/></draw:line>Utiliser l’inégalité triangulaire</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2" draw:style-name="Mgr4"><draw:path draw:style-name="Mgr5" draw:text-style-name="MP32" svg:width="0.855cm" svg:height="1.172cm" svg:x="-0.03cm" svg:y="-0.194cm" svg:viewBox="0 0 856 1173" svg:d="M856 1173h-856v-991c0-100 79-182 175-182h505c97 0 176 82 176 182z"><text:p/></draw:path></draw:g><text:page-number text:select-page="current">88</text:page-number></text:p></draw:text-box></draw:frame><text:p text:style-name="MP33">Angles <text:span text:style-name="MT6">et triangles</text:span> • <text:span text:style-name="MT7">D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07:37.463000000</dc:date>
    <meta:printed-by>Katia Hache</meta:printed-by>
    <meta:print-date>2008-12-06T20:07:18</meta:print-date>
    <meta:editing-cycles>100</meta:editing-cycles>
    <meta:editing-duration>P1DT5H39M57S</meta:editing-duration>
    <meta:document-statistic meta:table-count="3" meta:image-count="0" meta:object-count="0" meta:page-count="2" meta:paragraph-count="197" meta:word-count="709" meta:character-count="3831" meta:non-whitespace-character-count="2751"/>
    <meta:user-defined meta:name="Info 1"/>
    <meta:user-defined meta:name="Info 2"/>
    <meta:user-defined meta:name="Info 3"/>
    <meta:user-defined meta:name="Info 4"/>
  </office:meta>
</office:document-meta>
</file>